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61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1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68cm"/>
    </style:style>
    <style:style style:name="co8" style:family="table-column">
      <style:table-column-properties fo:break-before="auto" style:column-width="6.835cm"/>
    </style:style>
    <style:style style:name="co9" style:family="table-column">
      <style:table-column-properties fo:break-before="auto" style:column-width="7.135cm"/>
    </style:style>
    <style:style style:name="co10" style:family="table-column">
      <style:table-column-properties fo:break-before="auto" style:column-width="7.3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ágina2">
      <style:table-properties table:display="true" style:writing-mode="lr-tb"/>
    </style:style>
    <style:style style:name="ta2" style:family="table" style:master-page-name="PageStyle_5f_MDB_5f_2009">
      <style:table-properties table:display="true" style:writing-mode="lr-tb"/>
    </style:style>
    <style:style style:name="ta3" style:family="table" style:master-page-name="PageStyle_5f_MDP_5f_2009">
      <style:table-properties table:display="true" style:writing-mode="lr-tb"/>
    </style:style>
    <style:style style:name="ta4" style:family="table" style:master-page-name="PageStyle_5f_Apêndic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0c34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00"/>
    <style:style style:name="ce28" style:family="table-cell" style:parent-style-name="Default" style:data-style-name="N61">
      <style:table-cell-properties fo:background-color="#3c78d8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3c78d8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0c34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3" office:value-type="string" calcext:value-type="string">
            <text:p>INFORMAÇOES GERAIS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ANO BASE: 2009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ATRIBUTOS: 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NOME</text:p>
          </table:table-cell>
          <table:table-cell table:style-name="ce23" office:value-type="string" calcext:value-type="string">
            <text:p>NOTAÇÃO</text:p>
          </table:table-cell>
          <table:table-cell table:style-name="ce23" office:value-type="string" calcext:value-type="string">
            <text:p>Unidade de media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rural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residencial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industrial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Comercial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23" office:value-type="string" calcext:value-type="string">
            <text:p>INSTÂNCIA (OBJETO)</text:p>
          </table:table-cell>
          <table:table-cell table:style-name="ce23" office:value-type="string" calcext:value-type="string">
            <text:p>Microregião fisiográfica do Rio Grande do Sul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Fonte dos dados</text:p>
          </table:table-cell>
          <table:table-cell table:style-name="ce23" office:value-type="string" calcext:value-type="string">
            <text:p>Arquivos da Fundação de Economia e Estatística do Rio Grande do Sul (FEE)</text:p>
          </table:table-cell>
          <table:table-cell table:number-columns-repeated="62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DB_2009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62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Unidade (Instância)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T</text:p>
          </table:table-cell>
          <table:table-cell table:number-columns-repeated="58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Cachoeira do Sul</text:p>
          </table:table-cell>
          <table:table-cell table:style-name="ce6" office:value-type="float" office:value="71145.072" calcext:value-type="float">
            <text:p>71145.072</text:p>
          </table:table-cell>
          <table:table-cell table:style-name="ce6" office:value-type="float" office:value="30006.699" calcext:value-type="float">
            <text:p>30006.699</text:p>
          </table:table-cell>
          <table:table-cell table:style-name="ce6" office:value-type="float" office:value="53722.653" calcext:value-type="float">
            <text:p>53722.653</text:p>
          </table:table-cell>
          <table:table-cell table:style-name="ce6" office:value-type="float" office:value="65103.886" calcext:value-type="float">
            <text:p>65103.886</text:p>
          </table:table-cell>
          <table:table-cell table:number-columns-repeated="58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Camaquã</text:p>
          </table:table-cell>
          <table:table-cell table:style-name="ce6" office:value-type="float" office:value="53690.597" calcext:value-type="float">
            <text:p>53690.597</text:p>
          </table:table-cell>
          <table:table-cell table:style-name="ce6" office:value-type="float" office:value="25521.026" calcext:value-type="float">
            <text:p>25521.026</text:p>
          </table:table-cell>
          <table:table-cell table:style-name="ce6" office:value-type="float" office:value="101152.884" calcext:value-type="float">
            <text:p>101152.884</text:p>
          </table:table-cell>
          <table:table-cell table:style-name="ce6" office:value-type="float" office:value="51068.538" calcext:value-type="float">
            <text:p>51068.538</text:p>
          </table:table-cell>
          <table:table-cell table:number-columns-repeated="58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Campanha Central</text:p>
          </table:table-cell>
          <table:table-cell table:style-name="ce6" office:value-type="float" office:value="98258.058" calcext:value-type="float">
            <text:p>98258.058</text:p>
          </table:table-cell>
          <table:table-cell table:style-name="ce6" office:value-type="float" office:value="40962.698" calcext:value-type="float">
            <text:p>40962.698</text:p>
          </table:table-cell>
          <table:table-cell table:style-name="ce6" office:value-type="float" office:value="23862.031" calcext:value-type="float">
            <text:p>23862.031</text:p>
          </table:table-cell>
          <table:table-cell table:style-name="ce6" office:value-type="float" office:value="26355.83" calcext:value-type="float">
            <text:p>26355.83</text:p>
          </table:table-cell>
          <table:table-cell table:number-columns-repeated="58"/>
        </table:table-row>
        <table:table-row table:style-name="ro3"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Campanha Meridional</text:p>
          </table:table-cell>
          <table:table-cell table:style-name="ce6" office:value-type="float" office:value="89724.777" calcext:value-type="float">
            <text:p>89724.777</text:p>
          </table:table-cell>
          <table:table-cell table:style-name="ce6" office:value-type="float" office:value="33811.568" calcext:value-type="float">
            <text:p>33811.568</text:p>
          </table:table-cell>
          <table:table-cell table:style-name="ce6" office:value-type="float" office:value="54723.009" calcext:value-type="float">
            <text:p>54723.009</text:p>
          </table:table-cell>
          <table:table-cell table:style-name="ce6" office:value-type="float" office:value="43840.784" calcext:value-type="float">
            <text:p>43840.784</text:p>
          </table:table-cell>
          <table:table-cell table:number-columns-repeated="58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Campanha Ocidental</text:p>
          </table:table-cell>
          <table:table-cell table:style-name="ce6" office:value-type="float" office:value="208192.252" calcext:value-type="float">
            <text:p>208192.252</text:p>
          </table:table-cell>
          <table:table-cell table:style-name="ce6" office:value-type="float" office:value="84705.631" calcext:value-type="float">
            <text:p>84705.631</text:p>
          </table:table-cell>
          <table:table-cell table:style-name="ce6" office:value-type="float" office:value="123380.403" calcext:value-type="float">
            <text:p>123380.403</text:p>
          </table:table-cell>
          <table:table-cell table:style-name="ce6" office:value-type="float" office:value="432248.438" calcext:value-type="float">
            <text:p>432248.438</text:p>
          </table:table-cell>
          <table:table-cell table:number-columns-repeated="58"/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Carazinho</text:p>
          </table:table-cell>
          <table:table-cell table:style-name="ce6" office:value-type="float" office:value="30575.477" calcext:value-type="float">
            <text:p>30575.477</text:p>
          </table:table-cell>
          <table:table-cell table:style-name="ce6" office:value-type="float" office:value="16545.556" calcext:value-type="float">
            <text:p>16545.556</text:p>
          </table:table-cell>
          <table:table-cell table:style-name="ce6" office:value-type="float" office:value="24861.584" calcext:value-type="float">
            <text:p>24861.584</text:p>
          </table:table-cell>
          <table:table-cell table:style-name="ce6" office:value-type="float" office:value="33897.662" calcext:value-type="float">
            <text:p>33897.662</text:p>
          </table:table-cell>
          <table:table-cell table:number-columns-repeated="58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Caxias do Sul</text:p>
          </table:table-cell>
          <table:table-cell table:style-name="ce6" office:value-type="float" office:value="502221.559" calcext:value-type="float">
            <text:p>502221.559</text:p>
          </table:table-cell>
          <table:table-cell table:style-name="ce6" office:value-type="float" office:value="336732.082" calcext:value-type="float">
            <text:p>336732.082</text:p>
          </table:table-cell>
          <table:table-cell table:style-name="ce6" office:value-type="float" office:value="1375085.758" calcext:value-type="float">
            <text:p>1375085.758</text:p>
          </table:table-cell>
          <table:table-cell table:style-name="ce6" office:value-type="float" office:value="110497.11" calcext:value-type="float">
            <text:p>110497.11</text:p>
          </table:table-cell>
          <table:table-cell table:number-columns-repeated="58"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Cerro Largo</text:p>
          </table:table-cell>
          <table:table-cell table:style-name="ce6" office:value-type="float" office:value="20053.877" calcext:value-type="float">
            <text:p>20053.877</text:p>
          </table:table-cell>
          <table:table-cell table:style-name="ce6" office:value-type="float" office:value="10476.661" calcext:value-type="float">
            <text:p>10476.661</text:p>
          </table:table-cell>
          <table:table-cell table:style-name="ce6" office:value-type="float" office:value="12301.693" calcext:value-type="float">
            <text:p>12301.693</text:p>
          </table:table-cell>
          <table:table-cell table:style-name="ce6" office:value-type="float" office:value="47574.606" calcext:value-type="float">
            <text:p>47574.606</text:p>
          </table:table-cell>
          <table:table-cell table:number-columns-repeated="58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Cruz Alta</text:p>
          </table:table-cell>
          <table:table-cell table:style-name="ce6" office:value-type="float" office:value="69500.057" calcext:value-type="float">
            <text:p>69500.057</text:p>
          </table:table-cell>
          <table:table-cell table:style-name="ce6" office:value-type="float" office:value="38373.853" calcext:value-type="float">
            <text:p>38373.853</text:p>
          </table:table-cell>
          <table:table-cell table:style-name="ce6" office:value-type="float" office:value="30288.704" calcext:value-type="float">
            <text:p>30288.704</text:p>
          </table:table-cell>
          <table:table-cell table:style-name="ce6" office:value-type="float" office:value="79046.232" calcext:value-type="float">
            <text:p>79046.232</text:p>
          </table:table-cell>
          <table:table-cell table:number-columns-repeated="58"/>
        </table:table-row>
        <table:table-row table:style-name="ro3"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Erechim</text:p>
          </table:table-cell>
          <table:table-cell table:style-name="ce6" office:value-type="float" office:value="97791.243" calcext:value-type="float">
            <text:p>97791.243</text:p>
          </table:table-cell>
          <table:table-cell table:style-name="ce6" office:value-type="float" office:value="55852.134" calcext:value-type="float">
            <text:p>55852.134</text:p>
          </table:table-cell>
          <table:table-cell table:style-name="ce6" office:value-type="float" office:value="126535.095" calcext:value-type="float">
            <text:p>126535.095</text:p>
          </table:table-cell>
          <table:table-cell table:style-name="ce6" office:value-type="float" office:value="63384.731" calcext:value-type="float">
            <text:p>63384.731</text:p>
          </table:table-cell>
          <table:table-cell table:number-columns-repeated="58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office:value-type="string" calcext:value-type="string">
            <text:p>Frederico Westphalen</text:p>
          </table:table-cell>
          <table:table-cell table:style-name="ce6" office:value-type="float" office:value="49313.723" calcext:value-type="float">
            <text:p>49313.723</text:p>
          </table:table-cell>
          <table:table-cell table:style-name="ce6" office:value-type="float" office:value="27450.59" calcext:value-type="float">
            <text:p>27450.59</text:p>
          </table:table-cell>
          <table:table-cell table:style-name="ce6" office:value-type="float" office:value="28893.612" calcext:value-type="float">
            <text:p>28893.612</text:p>
          </table:table-cell>
          <table:table-cell table:style-name="ce6" office:value-type="float" office:value="89340.864" calcext:value-type="float">
            <text:p>89340.864</text:p>
          </table:table-cell>
          <table:table-cell table:number-columns-repeated="58"/>
        </table:table-row>
        <table:table-row table:style-name="ro3"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Gramado-Canela</text:p>
          </table:table-cell>
          <table:table-cell table:style-name="ce6" office:value-type="float" office:value="194798.585" calcext:value-type="float">
            <text:p>194798.585</text:p>
          </table:table-cell>
          <table:table-cell table:style-name="ce6" office:value-type="float" office:value="114178.646" calcext:value-type="float">
            <text:p>114178.646</text:p>
          </table:table-cell>
          <table:table-cell table:style-name="ce6" office:value-type="float" office:value="248590.746" calcext:value-type="float">
            <text:p>248590.746</text:p>
          </table:table-cell>
          <table:table-cell table:style-name="ce6" office:value-type="float" office:value="35140.788" calcext:value-type="float">
            <text:p>35140.788</text:p>
          </table:table-cell>
          <table:table-cell table:number-columns-repeated="58"/>
        </table:table-row>
        <table:table-row table:style-name="ro3">
          <table:table-cell table:style-name="ce25" office:value-type="float" office:value="13" calcext:value-type="float">
            <text:p>13</text:p>
          </table:table-cell>
          <table:table-cell office:value-type="string" calcext:value-type="string">
            <text:p>Guaporé</text:p>
          </table:table-cell>
          <table:table-cell table:style-name="ce6" office:value-type="float" office:value="55091.439" calcext:value-type="float">
            <text:p>55091.439</text:p>
          </table:table-cell>
          <table:table-cell table:style-name="ce6" office:value-type="float" office:value="28863.639" calcext:value-type="float">
            <text:p>28863.639</text:p>
          </table:table-cell>
          <table:table-cell table:style-name="ce6" office:value-type="float" office:value="180620.708" calcext:value-type="float">
            <text:p>180620.708</text:p>
          </table:table-cell>
          <table:table-cell table:style-name="ce6" office:value-type="float" office:value="63961.228" calcext:value-type="float">
            <text:p>63961.228</text:p>
          </table:table-cell>
          <table:table-cell table:number-columns-repeated="58"/>
        </table:table-row>
        <table:table-row table:style-name="ro3">
          <table:table-cell table:style-name="ce25" office:value-type="float" office:value="14" calcext:value-type="float">
            <text:p>14</text:p>
          </table:table-cell>
          <table:table-cell office:value-type="string" calcext:value-type="string">
            <text:p>Ijuí</text:p>
          </table:table-cell>
          <table:table-cell table:style-name="ce6" office:value-type="float" office:value="18060.388" calcext:value-type="float">
            <text:p>18060.388</text:p>
          </table:table-cell>
          <table:table-cell table:style-name="ce6" office:value-type="float" office:value="10157.619" calcext:value-type="float">
            <text:p>10157.619</text:p>
          </table:table-cell>
          <table:table-cell table:style-name="ce6" office:value-type="float" office:value="2835.134" calcext:value-type="float">
            <text:p>2835.134</text:p>
          </table:table-cell>
          <table:table-cell table:style-name="ce6" office:value-type="float" office:value="52380.02" calcext:value-type="float">
            <text:p>52380.02</text:p>
          </table:table-cell>
          <table:table-cell table:number-columns-repeated="58"/>
        </table:table-row>
        <table:table-row table:style-name="ro3"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Jaguarão</text:p>
          </table:table-cell>
          <table:table-cell table:style-name="ce6" office:value-type="float" office:value="25759.175" calcext:value-type="float">
            <text:p>25759.175</text:p>
          </table:table-cell>
          <table:table-cell table:style-name="ce6" office:value-type="float" office:value="9622.07" calcext:value-type="float">
            <text:p>9622.07</text:p>
          </table:table-cell>
          <table:table-cell table:style-name="ce6" office:value-type="float" office:value="5536.205" calcext:value-type="float">
            <text:p>5536.205</text:p>
          </table:table-cell>
          <table:table-cell table:style-name="ce6" office:value-type="float" office:value="35009.507" calcext:value-type="float">
            <text:p>35009.507</text:p>
          </table:table-cell>
          <table:table-cell table:number-columns-repeated="58"/>
        </table:table-row>
        <table:table-row table:style-name="ro3"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Lajeado-Estrela</text:p>
          </table:table-cell>
          <table:table-cell table:style-name="ce6" office:value-type="float" office:value="128799.219" calcext:value-type="float">
            <text:p>128799.219</text:p>
          </table:table-cell>
          <table:table-cell table:style-name="ce6" office:value-type="float" office:value="76304.829" calcext:value-type="float">
            <text:p>76304.829</text:p>
          </table:table-cell>
          <table:table-cell table:style-name="ce6" office:value-type="float" office:value="283648.297" calcext:value-type="float">
            <text:p>283648.297</text:p>
          </table:table-cell>
          <table:table-cell table:style-name="ce6" office:value-type="float" office:value="363693.825" calcext:value-type="float">
            <text:p>363693.825</text:p>
          </table:table-cell>
          <table:table-cell table:number-columns-repeated="58"/>
        </table:table-row>
        <table:table-row table:style-name="ro3"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Litoral Lagunar</text:p>
          </table:table-cell>
          <table:table-cell table:style-name="ce6" office:value-type="float" office:value="146150.35567" calcext:value-type="float">
            <text:p>146150.35567</text:p>
          </table:table-cell>
          <table:table-cell table:style-name="ce6" office:value-type="float" office:value="93993.969" calcext:value-type="float">
            <text:p>93993.969</text:p>
          </table:table-cell>
          <table:table-cell table:style-name="ce6" office:value-type="float" office:value="88610.412" calcext:value-type="float">
            <text:p>88610.412</text:p>
          </table:table-cell>
          <table:table-cell table:style-name="ce6" office:value-type="float" office:value="90876.853" calcext:value-type="float">
            <text:p>90876.853</text:p>
          </table:table-cell>
          <table:table-cell table:number-columns-repeated="58"/>
        </table:table-row>
        <table:table-row table:style-name="ro3"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Montenegro</text:p>
          </table:table-cell>
          <table:table-cell table:style-name="ce6" office:value-type="float" office:value="109904.877" calcext:value-type="float">
            <text:p>109904.877</text:p>
          </table:table-cell>
          <table:table-cell table:style-name="ce6" office:value-type="float" office:value="52198.946" calcext:value-type="float">
            <text:p>52198.946</text:p>
          </table:table-cell>
          <table:table-cell table:style-name="ce6" office:value-type="float" office:value="277682.24" calcext:value-type="float">
            <text:p>277682.24</text:p>
          </table:table-cell>
          <table:table-cell table:style-name="ce6" office:value-type="float" office:value="54694.55" calcext:value-type="float">
            <text:p>54694.55</text:p>
          </table:table-cell>
          <table:table-cell table:number-columns-repeated="58"/>
        </table:table-row>
        <table:table-row table:style-name="ro3">
          <table:table-cell table:style-name="ce25" office:value-type="float" office:value="19" calcext:value-type="float">
            <text:p>19</text:p>
          </table:table-cell>
          <table:table-cell office:value-type="string" calcext:value-type="string">
            <text:p>Não-Me-Toque</text:p>
          </table:table-cell>
          <table:table-cell table:style-name="ce6" office:value-type="float" office:value="16188.994" calcext:value-type="float">
            <text:p>16188.994</text:p>
          </table:table-cell>
          <table:table-cell table:style-name="ce6" office:value-type="float" office:value="10263.048" calcext:value-type="float">
            <text:p>10263.048</text:p>
          </table:table-cell>
          <table:table-cell table:style-name="ce6" office:value-type="float" office:value="20050.475" calcext:value-type="float">
            <text:p>20050.475</text:p>
          </table:table-cell>
          <table:table-cell table:style-name="ce6" office:value-type="float" office:value="37630.626" calcext:value-type="float">
            <text:p>37630.626</text:p>
          </table:table-cell>
          <table:table-cell table:number-columns-repeated="58"/>
        </table:table-row>
        <table:table-row table:style-name="ro3">
          <table:table-cell table:style-name="ce25" office:value-type="float" office:value="20" calcext:value-type="float">
            <text:p>20</text:p>
          </table:table-cell>
          <table:table-cell office:value-type="string" calcext:value-type="string">
            <text:p>Osório</text:p>
          </table:table-cell>
          <table:table-cell table:style-name="ce6" office:value-type="float" office:value="314096.75379" calcext:value-type="float">
            <text:p>314096.75379</text:p>
          </table:table-cell>
          <table:table-cell table:style-name="ce6" office:value-type="float" office:value="126587.55533" calcext:value-type="float">
            <text:p>126587.55533</text:p>
          </table:table-cell>
          <table:table-cell table:style-name="ce6" office:value-type="float" office:value="94709.148" calcext:value-type="float">
            <text:p>94709.148</text:p>
          </table:table-cell>
          <table:table-cell table:style-name="ce6" office:value-type="float" office:value="115442.482" calcext:value-type="float">
            <text:p>115442.482</text:p>
          </table:table-cell>
          <table:table-cell table:number-columns-repeated="58"/>
        </table:table-row>
        <table:table-row table:style-name="ro3">
          <table:table-cell table:style-name="ce25" office:value-type="float" office:value="21" calcext:value-type="float">
            <text:p>21</text:p>
          </table:table-cell>
          <table:table-cell office:value-type="string" calcext:value-type="string">
            <text:p>Passo Fundo</text:p>
          </table:table-cell>
          <table:table-cell table:style-name="ce6" office:value-type="float" office:value="166627.03" calcext:value-type="float">
            <text:p>166627.03</text:p>
          </table:table-cell>
          <table:table-cell table:style-name="ce6" office:value-type="float" office:value="124129.714" calcext:value-type="float">
            <text:p>124129.714</text:p>
          </table:table-cell>
          <table:table-cell table:style-name="ce6" office:value-type="float" office:value="217116.495" calcext:value-type="float">
            <text:p>217116.495</text:p>
          </table:table-cell>
          <table:table-cell table:style-name="ce6" office:value-type="float" office:value="141929.208" calcext:value-type="float">
            <text:p>141929.208</text:p>
          </table:table-cell>
          <table:table-cell table:number-columns-repeated="58"/>
        </table:table-row>
        <table:table-row table:style-name="ro3">
          <table:table-cell table:style-name="ce25" office:value-type="float" office:value="22" calcext:value-type="float">
            <text:p>22</text:p>
          </table:table-cell>
          <table:table-cell office:value-type="string" calcext:value-type="string">
            <text:p>Pelotas</text:p>
          </table:table-cell>
          <table:table-cell table:style-name="ce6" office:value-type="float" office:value="253295.068" calcext:value-type="float">
            <text:p>253295.068</text:p>
          </table:table-cell>
          <table:table-cell table:style-name="ce6" office:value-type="float" office:value="123913.724" calcext:value-type="float">
            <text:p>123913.724</text:p>
          </table:table-cell>
          <table:table-cell table:style-name="ce6" office:value-type="float" office:value="163649.363" calcext:value-type="float">
            <text:p>163649.363</text:p>
          </table:table-cell>
          <table:table-cell table:style-name="ce6" office:value-type="float" office:value="82593.683" calcext:value-type="float">
            <text:p>82593.683</text:p>
          </table:table-cell>
          <table:table-cell table:number-columns-repeated="58"/>
        </table:table-row>
        <table:table-row table:style-name="ro3">
          <table:table-cell table:style-name="ce25" office:value-type="float" office:value="23" calcext:value-type="float">
            <text:p>23</text:p>
          </table:table-cell>
          <table:table-cell office:value-type="string" calcext:value-type="string">
            <text:p>Porto Alegre</text:p>
          </table:table-cell>
          <table:table-cell table:style-name="ce6" office:value-type="float" office:value="2658651.83504" calcext:value-type="float">
            <text:p>2658651.83504</text:p>
          </table:table-cell>
          <table:table-cell table:style-name="ce6" office:value-type="float" office:value="2049045.53448" calcext:value-type="float">
            <text:p>2049045.53448</text:p>
          </table:table-cell>
          <table:table-cell table:style-name="ce6" office:value-type="float" office:value="2343298.52468" calcext:value-type="float">
            <text:p>2343298.52468</text:p>
          </table:table-cell>
          <table:table-cell table:style-name="ce6" office:value-type="float" office:value="64666.51537" calcext:value-type="float">
            <text:p>64666.51537</text:p>
          </table:table-cell>
          <table:table-cell table:number-columns-repeated="58"/>
        </table:table-row>
        <table:table-row table:style-name="ro3"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Restinga Seca</text:p>
          </table:table-cell>
          <table:table-cell table:style-name="ce6" office:value-type="float" office:value="7504.096" calcext:value-type="float">
            <text:p>7504.096</text:p>
          </table:table-cell>
          <table:table-cell table:style-name="ce6" office:value-type="float" office:value="3401.396" calcext:value-type="float">
            <text:p>3401.396</text:p>
          </table:table-cell>
          <table:table-cell table:style-name="ce6" office:value-type="float" office:value="10829.042" calcext:value-type="float">
            <text:p>10829.042</text:p>
          </table:table-cell>
          <table:table-cell table:style-name="ce6" office:value-type="float" office:value="25008.29" calcext:value-type="float">
            <text:p>25008.29</text:p>
          </table:table-cell>
          <table:table-cell table:number-columns-repeated="58"/>
        </table:table-row>
        <table:table-row table:style-name="ro3">
          <table:table-cell table:style-name="ce25" office:value-type="float" office:value="25" calcext:value-type="float">
            <text:p>25</text:p>
          </table:table-cell>
          <table:table-cell office:value-type="string" calcext:value-type="string">
            <text:p>Sananduva</text:p>
          </table:table-cell>
          <table:table-cell table:style-name="ce6" office:value-type="float" office:value="18517.934" calcext:value-type="float">
            <text:p>18517.934</text:p>
          </table:table-cell>
          <table:table-cell table:style-name="ce6" office:value-type="float" office:value="9768.307" calcext:value-type="float">
            <text:p>9768.307</text:p>
          </table:table-cell>
          <table:table-cell table:style-name="ce6" office:value-type="float" office:value="10028.019" calcext:value-type="float">
            <text:p>10028.019</text:p>
          </table:table-cell>
          <table:table-cell table:style-name="ce6" office:value-type="float" office:value="24619.46" calcext:value-type="float">
            <text:p>24619.46</text:p>
          </table:table-cell>
          <table:table-cell table:number-columns-repeated="58"/>
        </table:table-row>
        <table:table-row table:style-name="ro3">
          <table:table-cell table:style-name="ce25" office:value-type="float" office:value="26" calcext:value-type="float">
            <text:p>26</text:p>
          </table:table-cell>
          <table:table-cell office:value-type="string" calcext:value-type="string">
            <text:p>Santa Cruz do Sul</text:p>
          </table:table-cell>
          <table:table-cell table:style-name="ce6" office:value-type="float" office:value="158905.056" calcext:value-type="float">
            <text:p>158905.056</text:p>
          </table:table-cell>
          <table:table-cell table:style-name="ce6" office:value-type="float" office:value="95696.991" calcext:value-type="float">
            <text:p>95696.991</text:p>
          </table:table-cell>
          <table:table-cell table:style-name="ce6" office:value-type="float" office:value="226043.064" calcext:value-type="float">
            <text:p>226043.064</text:p>
          </table:table-cell>
          <table:table-cell table:style-name="ce6" office:value-type="float" office:value="110874.123" calcext:value-type="float">
            <text:p>110874.123</text:p>
          </table:table-cell>
          <table:table-cell table:number-columns-repeated="58"/>
        </table:table-row>
        <table:table-row table:style-name="ro3">
          <table:table-cell table:style-name="ce25" office:value-type="float" office:value="27" calcext:value-type="float">
            <text:p>27</text:p>
          </table:table-cell>
          <table:table-cell office:value-type="string" calcext:value-type="string">
            <text:p>Santa Maria</text:p>
          </table:table-cell>
          <table:table-cell table:style-name="ce6" office:value-type="float" office:value="260433.307" calcext:value-type="float">
            <text:p>260433.307</text:p>
          </table:table-cell>
          <table:table-cell table:style-name="ce6" office:value-type="float" office:value="123052.159" calcext:value-type="float">
            <text:p>123052.159</text:p>
          </table:table-cell>
          <table:table-cell table:style-name="ce6" office:value-type="float" office:value="66207.145" calcext:value-type="float">
            <text:p>66207.145</text:p>
          </table:table-cell>
          <table:table-cell table:style-name="ce6" office:value-type="float" office:value="68991.302" calcext:value-type="float">
            <text:p>68991.302</text:p>
          </table:table-cell>
          <table:table-cell table:number-columns-repeated="58"/>
        </table:table-row>
        <table:table-row table:style-name="ro3">
          <table:table-cell table:style-name="ce25" office:value-type="float" office:value="28" calcext:value-type="float">
            <text:p>28</text:p>
          </table:table-cell>
          <table:table-cell office:value-type="string" calcext:value-type="string">
            <text:p>Santa Rosa</text:p>
          </table:table-cell>
          <table:table-cell table:style-name="ce6" office:value-type="float" office:value="73463.441" calcext:value-type="float">
            <text:p>73463.441</text:p>
          </table:table-cell>
          <table:table-cell table:style-name="ce6" office:value-type="float" office:value="43919.882" calcext:value-type="float">
            <text:p>43919.882</text:p>
          </table:table-cell>
          <table:table-cell table:style-name="ce6" office:value-type="float" office:value="80939.418" calcext:value-type="float">
            <text:p>80939.418</text:p>
          </table:table-cell>
          <table:table-cell table:style-name="ce6" office:value-type="float" office:value="68633.287" calcext:value-type="float">
            <text:p>68633.287</text:p>
          </table:table-cell>
          <table:table-cell table:number-columns-repeated="58"/>
        </table:table-row>
        <table:table-row table:style-name="ro3">
          <table:table-cell table:style-name="ce25" office:value-type="float" office:value="29" calcext:value-type="float">
            <text:p>29</text:p>
          </table:table-cell>
          <table:table-cell office:value-type="string" calcext:value-type="string">
            <text:p>Santiago</text:p>
          </table:table-cell>
          <table:table-cell table:style-name="ce6" office:value-type="float" office:value="50194.873" calcext:value-type="float">
            <text:p>50194.873</text:p>
          </table:table-cell>
          <table:table-cell table:style-name="ce6" office:value-type="float" office:value="21173.411" calcext:value-type="float">
            <text:p>21173.411</text:p>
          </table:table-cell>
          <table:table-cell table:style-name="ce6" office:value-type="float" office:value="10820.006" calcext:value-type="float">
            <text:p>10820.006</text:p>
          </table:table-cell>
          <table:table-cell table:style-name="ce6" office:value-type="float" office:value="35697.619" calcext:value-type="float">
            <text:p>35697.619</text:p>
          </table:table-cell>
          <table:table-cell table:number-columns-repeated="58"/>
        </table:table-row>
        <table:table-row table:style-name="ro3">
          <table:table-cell table:style-name="ce25" office:value-type="float" office:value="30" calcext:value-type="float">
            <text:p>30</text:p>
          </table:table-cell>
          <table:table-cell office:value-type="string" calcext:value-type="string">
            <text:p>Santo Ângelo</text:p>
          </table:table-cell>
          <table:table-cell table:style-name="ce6" office:value-type="float" office:value="81542.415" calcext:value-type="float">
            <text:p>81542.415</text:p>
          </table:table-cell>
          <table:table-cell table:style-name="ce6" office:value-type="float" office:value="43099.984" calcext:value-type="float">
            <text:p>43099.984</text:p>
          </table:table-cell>
          <table:table-cell table:style-name="ce6" office:value-type="float" office:value="64486.209" calcext:value-type="float">
            <text:p>64486.209</text:p>
          </table:table-cell>
          <table:table-cell table:style-name="ce6" office:value-type="float" office:value="64628.162" calcext:value-type="float">
            <text:p>64628.162</text:p>
          </table:table-cell>
          <table:table-cell table:number-columns-repeated="58"/>
        </table:table-row>
        <table:table-row table:style-name="ro3">
          <table:table-cell table:style-name="ce25" office:value-type="float" office:value="31" calcext:value-type="float">
            <text:p>31</text:p>
          </table:table-cell>
          <table:table-cell office:value-type="string" calcext:value-type="string">
            <text:p>São Jerônimo</text:p>
          </table:table-cell>
          <table:table-cell table:style-name="ce6" office:value-type="float" office:value="63899.2217" calcext:value-type="float">
            <text:p>63899.2217</text:p>
          </table:table-cell>
          <table:table-cell table:style-name="ce6" office:value-type="float" office:value="22878.04348" calcext:value-type="float">
            <text:p>22878.04348</text:p>
          </table:table-cell>
          <table:table-cell table:style-name="ce6" office:value-type="float" office:value="326840.032" calcext:value-type="float">
            <text:p>326840.032</text:p>
          </table:table-cell>
          <table:table-cell table:style-name="ce6" office:value-type="float" office:value="35744.549" calcext:value-type="float">
            <text:p>35744.549</text:p>
          </table:table-cell>
          <table:table-cell table:number-columns-repeated="58"/>
        </table:table-row>
        <table:table-row table:style-name="ro3"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Serras de Sudeste</text:p>
          </table:table-cell>
          <table:table-cell table:style-name="ce6" office:value-type="float" office:value="43545.417" calcext:value-type="float">
            <text:p>43545.417</text:p>
          </table:table-cell>
          <table:table-cell table:style-name="ce6" office:value-type="float" office:value="16182.135" calcext:value-type="float">
            <text:p>16182.135</text:p>
          </table:table-cell>
          <table:table-cell table:style-name="ce6" office:value-type="float" office:value="140410.78" calcext:value-type="float">
            <text:p>140410.78</text:p>
          </table:table-cell>
          <table:table-cell table:style-name="ce6" office:value-type="float" office:value="23155.389" calcext:value-type="float">
            <text:p>23155.389</text:p>
          </table:table-cell>
          <table:table-cell table:number-columns-repeated="58"/>
        </table:table-row>
        <table:table-row table:style-name="ro3">
          <table:table-cell table:style-name="ce25" office:value-type="float" office:value="33" calcext:value-type="float">
            <text:p>33</text:p>
          </table:table-cell>
          <table:table-cell office:value-type="string" calcext:value-type="string">
            <text:p>Soledade</text:p>
          </table:table-cell>
          <table:table-cell table:style-name="ce6" office:value-type="float" office:value="16605.962" calcext:value-type="float">
            <text:p>16605.962</text:p>
          </table:table-cell>
          <table:table-cell table:style-name="ce6" office:value-type="float" office:value="9255.332" calcext:value-type="float">
            <text:p>9255.332</text:p>
          </table:table-cell>
          <table:table-cell table:style-name="ce6" office:value-type="float" office:value="3651.54" calcext:value-type="float">
            <text:p>3651.54</text:p>
          </table:table-cell>
          <table:table-cell table:style-name="ce6" office:value-type="float" office:value="17678.182" calcext:value-type="float">
            <text:p>17678.182</text:p>
          </table:table-cell>
          <table:table-cell table:number-columns-repeated="58"/>
        </table:table-row>
        <table:table-row table:style-name="ro3">
          <table:table-cell table:style-name="ce25" office:value-type="float" office:value="34" calcext:value-type="float">
            <text:p>34</text:p>
          </table:table-cell>
          <table:table-cell office:value-type="string" calcext:value-type="string">
            <text:p>Três Passos</text:p>
          </table:table-cell>
          <table:table-cell table:style-name="ce6" office:value-type="float" office:value="50618.968" calcext:value-type="float">
            <text:p>50618.968</text:p>
          </table:table-cell>
          <table:table-cell table:style-name="ce6" office:value-type="float" office:value="27660.201" calcext:value-type="float">
            <text:p>27660.201</text:p>
          </table:table-cell>
          <table:table-cell table:style-name="ce6" office:value-type="float" office:value="50864.108" calcext:value-type="float">
            <text:p>50864.108</text:p>
          </table:table-cell>
          <table:table-cell table:style-name="ce6" office:value-type="float" office:value="59498.554" calcext:value-type="float">
            <text:p>59498.554</text:p>
          </table:table-cell>
          <table:table-cell table:number-columns-repeated="58"/>
        </table:table-row>
        <table:table-row table:style-name="ro3">
          <table:table-cell table:style-name="ce25" office:value-type="float" office:value="35" calcext:value-type="float">
            <text:p>35</text:p>
          </table:table-cell>
          <table:table-cell office:value-type="string" calcext:value-type="string">
            <text:p>Vacaria</text:p>
          </table:table-cell>
          <table:table-cell table:style-name="ce6" office:value-type="float" office:value="71018.38" calcext:value-type="float">
            <text:p>71018.38</text:p>
          </table:table-cell>
          <table:table-cell table:style-name="ce6" office:value-type="float" office:value="58772.808" calcext:value-type="float">
            <text:p>58772.808</text:p>
          </table:table-cell>
          <table:table-cell table:style-name="ce6" office:value-type="float" office:value="54477.273" calcext:value-type="float">
            <text:p>54477.273</text:p>
          </table:table-cell>
          <table:table-cell table:style-name="ce6" office:value-type="float" office:value="47485.196" calcext:value-type="float">
            <text:p>47485.196</text:p>
          </table:table-cell>
          <table:table-cell table:number-columns-repeated="58"/>
        </table:table-row>
        <table:table-row table:style-name="ro3"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Média</text:p>
          </table:table-cell>
          <table:table-cell table:style-name="ce28" table:formula="of:=AVERAGE([.C2:.C36])" office:value-type="float" office:value="179261.128062857" calcext:value-type="float">
            <text:p>1,79E+05</text:p>
          </table:table-cell>
          <table:table-cell table:style-name="ce29" table:formula="of:=AVERAGE([.D2:.D36])" office:value-type="float" office:value="114130.241179714" calcext:value-type="float">
            <text:p>114130,241179714</text:p>
          </table:table-cell>
          <table:table-cell table:style-name="ce29" table:formula="of:=AVERAGE([.E2:.E36])" office:value-type="float" office:value="197907.194562286" calcext:value-type="float">
            <text:p>197907,194562286</text:p>
          </table:table-cell>
          <table:table-cell table:style-name="ce29" table:formula="of:=AVERAGE([.F2:.F36])" office:value-type="float" office:value="78925.487982" calcext:value-type="float">
            <text:p>78925,487982</text:p>
          </table:table-cell>
          <table:table-cell table:number-columns-repeated="58"/>
        </table:table-row>
        <table:table-row table:style-name="ro3"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Desvio Padrão</text:p>
          </table:table-cell>
          <table:table-cell table:style-name="ce29" table:formula="of:=STDEV([.C2:.C36])" office:value-type="float" office:value="443510.259309168" calcext:value-type="float">
            <text:p>443510,259309168</text:p>
          </table:table-cell>
          <table:table-cell table:style-name="ce29" table:formula="of:=STDEV([.D2:.D36])" office:value-type="float" office:value="342371.712462783" calcext:value-type="float">
            <text:p>342371,712462783</text:p>
          </table:table-cell>
          <table:table-cell table:style-name="ce29" table:formula="of:=STDEV([.E2:.E36])" office:value-type="float" office:value="440697.696918609" calcext:value-type="float">
            <text:p>440697,696918609</text:p>
          </table:table-cell>
          <table:table-cell table:style-name="ce29" table:formula="of:=STDEV([.F2:.F36])" office:value-type="float" office:value="85272.0099106962" calcext:value-type="float">
            <text:p>85272,0099106962</text:p>
          </table:table-cell>
          <table:table-cell table:number-columns-repeated="58"/>
        </table:table-row>
        <table:table-row table:style-name="ro2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DP_2009" table:style-name="ta3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2" table:number-columns-repeated="62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2" office:value-type="string" calcext:value-type="string">
            <text:p>Unidade (Instância)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T</text:p>
          </table:table-cell>
          <table:table-cell table:number-columns-repeated="58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achoeira do Sul</text:p>
          </table:table-cell>
          <table:table-cell table:style-name="ce35" table:formula="of:=([$MDB_2009.C2]-[$MDB_2009.C$37])/[$MDB_2009.C$38]" office:value-type="float" office:value="-0.243773517733871" calcext:value-type="float">
            <text:p>-0.243773517733871</text:p>
          </table:table-cell>
          <table:table-cell table:style-name="ce35" table:formula="of:=([$MDB_2009.D2]-[$MDB_2009.D$37])/[$MDB_2009.D$38]" office:value-type="float" office:value="-0.245708214544327" calcext:value-type="float">
            <text:p>-0.245708214544327</text:p>
          </table:table-cell>
          <table:table-cell table:style-name="ce35" table:formula="of:=([$MDB_2009.E2]-[$MDB_2009.E$37])/[$MDB_2009.E$38]" office:value-type="float" office:value="-0.327173349374038" calcext:value-type="float">
            <text:p>-0.327173349374038</text:p>
          </table:table-cell>
          <table:table-cell table:style-name="ce35" table:formula="of:=([$MDB_2009.F2]-[$MDB_2009.F$37])/[$MDB_2009.F$38]" office:value-type="float" office:value="-0.162088380424891" calcext:value-type="float">
            <text:p>-0.162088380424891</text:p>
          </table:table-cell>
          <table:table-cell table:number-columns-repeated="58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Camaquã</text:p>
          </table:table-cell>
          <table:table-cell table:style-name="ce35" table:formula="of:=([$MDB_2009.C3]-[$MDB_2009.C$37])/[$MDB_2009.C$38]" office:value-type="float" office:value="-0.283128808020025" calcext:value-type="float">
            <text:p>-0.283128808020025</text:p>
          </table:table-cell>
          <table:table-cell table:style-name="ce35" table:formula="of:=([$MDB_2009.D3]-[$MDB_2009.D$37])/[$MDB_2009.D$38]" office:value-type="float" office:value="-0.258809977443292" calcext:value-type="float">
            <text:p>-0.258809977443292</text:p>
          </table:table-cell>
          <table:table-cell table:style-name="ce35" table:formula="of:=([$MDB_2009.E3]-[$MDB_2009.E$37])/[$MDB_2009.E$38]" office:value-type="float" office:value="-0.21954802858921" calcext:value-type="float">
            <text:p>-0.21954802858921</text:p>
          </table:table-cell>
          <table:table-cell table:style-name="ce35" table:formula="of:=([$MDB_2009.F3]-[$MDB_2009.F$37])/[$MDB_2009.F$38]" office:value-type="float" office:value="-0.326683398352801" calcext:value-type="float">
            <text:p>-0.326683398352801</text:p>
          </table:table-cell>
          <table:table-cell table:number-columns-repeated="58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Campanha Central</text:p>
          </table:table-cell>
          <table:table-cell table:style-name="ce35" table:formula="of:=([$MDB_2009.C4]-[$MDB_2009.C$37])/[$MDB_2009.C$38]" office:value-type="float" office:value="-0.182640803369535" calcext:value-type="float">
            <text:p>-0.182640803369535</text:p>
          </table:table-cell>
          <table:table-cell table:style-name="ce35" table:formula="of:=([$MDB_2009.D4]-[$MDB_2009.D$37])/[$MDB_2009.D$38]" office:value-type="float" office:value="-0.213707910193275" calcext:value-type="float">
            <text:p>-0.213707910193275</text:p>
          </table:table-cell>
          <table:table-cell table:style-name="ce35" table:formula="of:=([$MDB_2009.E4]-[$MDB_2009.E$37])/[$MDB_2009.E$38]" office:value-type="float" office:value="-0.394930957840766" calcext:value-type="float">
            <text:p>-0.394930957840766</text:p>
          </table:table-cell>
          <table:table-cell table:style-name="ce35" table:formula="of:=([$MDB_2009.F4]-[$MDB_2009.F$37])/[$MDB_2009.F$38]" office:value-type="float" office:value="-0.61649371273241" calcext:value-type="float">
            <text:p>-0.61649371273241</text:p>
          </table:table-cell>
          <table:table-cell table:number-columns-repeated="5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Campanha Meridional</text:p>
          </table:table-cell>
          <table:table-cell table:style-name="ce35" table:formula="of:=([$MDB_2009.C5]-[$MDB_2009.C$37])/[$MDB_2009.C$38]" office:value-type="float" office:value="-0.201881127174652" calcext:value-type="float">
            <text:p>-0.201881127174652</text:p>
          </table:table-cell>
          <table:table-cell table:style-name="ce35" table:formula="of:=([$MDB_2009.D5]-[$MDB_2009.D$37])/[$MDB_2009.D$38]" office:value-type="float" office:value="-0.23459494536496" calcext:value-type="float">
            <text:p>-0.23459494536496</text:p>
          </table:table-cell>
          <table:table-cell table:style-name="ce35" table:formula="of:=([$MDB_2009.E5]-[$MDB_2009.E$37])/[$MDB_2009.E$38]" office:value-type="float" office:value="-0.324903412392305" calcext:value-type="float">
            <text:p>-0.324903412392305</text:p>
          </table:table-cell>
          <table:table-cell table:style-name="ce35" table:formula="of:=([$MDB_2009.F5]-[$MDB_2009.F$37])/[$MDB_2009.F$38]" office:value-type="float" office:value="-0.4114445527758" calcext:value-type="float">
            <text:p>-0.4114445527758</text:p>
          </table:table-cell>
          <table:table-cell table:number-columns-repeated="58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Campanha Ocidental</text:p>
          </table:table-cell>
          <table:table-cell table:style-name="ce35" table:formula="of:=([$MDB_2009.C6]-[$MDB_2009.C$37])/[$MDB_2009.C$38]" office:value-type="float" office:value="0.0652321413764076" calcext:value-type="float">
            <text:p>0.065232141376408</text:p>
          </table:table-cell>
          <table:table-cell table:style-name="ce35" table:formula="of:=([$MDB_2009.D6]-[$MDB_2009.D$37])/[$MDB_2009.D$38]" office:value-type="float" office:value="-0.0859434617657345" calcext:value-type="float">
            <text:p>-0.085943461765735</text:p>
          </table:table-cell>
          <table:table-cell table:style-name="ce35" table:formula="of:=([$MDB_2009.E6]-[$MDB_2009.E$37])/[$MDB_2009.E$38]" office:value-type="float" office:value="-0.169110916810736" calcext:value-type="float">
            <text:p>-0.169110916810736</text:p>
          </table:table-cell>
          <table:table-cell table:style-name="ce35" table:formula="of:=([$MDB_2009.F6]-[$MDB_2009.F$37])/[$MDB_2009.F$38]" office:value-type="float" office:value="4.14348096624002" calcext:value-type="float">
            <text:p>4.14348096624002</text:p>
          </table:table-cell>
          <table:table-cell table:number-columns-repeated="58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Carazinho</text:p>
          </table:table-cell>
          <table:table-cell table:style-name="ce35" table:formula="of:=([$MDB_2009.C7]-[$MDB_2009.C$37])/[$MDB_2009.C$38]" office:value-type="float" office:value="-0.33524737690275" calcext:value-type="float">
            <text:p>-0.33524737690275</text:p>
          </table:table-cell>
          <table:table-cell table:style-name="ce35" table:formula="of:=([$MDB_2009.D7]-[$MDB_2009.D$37])/[$MDB_2009.D$38]" office:value-type="float" office:value="-0.285025548628881" calcext:value-type="float">
            <text:p>-0.285025548628881</text:p>
          </table:table-cell>
          <table:table-cell table:style-name="ce35" table:formula="of:=([$MDB_2009.E7]-[$MDB_2009.E$37])/[$MDB_2009.E$38]" office:value-type="float" office:value="-0.392662842969758" calcext:value-type="float">
            <text:p>-0.392662842969758</text:p>
          </table:table-cell>
          <table:table-cell table:style-name="ce35" table:formula="of:=([$MDB_2009.F7]-[$MDB_2009.F$37])/[$MDB_2009.F$38]" office:value-type="float" office:value="-0.52804930983985" calcext:value-type="float">
            <text:p>-0.52804930983985</text:p>
          </table:table-cell>
          <table:table-cell table:number-columns-repeated="58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Caxias do Sul</text:p>
          </table:table-cell>
          <table:table-cell table:style-name="ce35" table:formula="of:=([$MDB_2009.C8]-[$MDB_2009.C$37])/[$MDB_2009.C$38]" office:value-type="float" office:value="0.728191567519093" calcext:value-type="float">
            <text:p>0.728191567519093</text:p>
          </table:table-cell>
          <table:table-cell table:style-name="ce35" table:formula="of:=([$MDB_2009.D8]-[$MDB_2009.D$37])/[$MDB_2009.D$38]" office:value-type="float" office:value="0.65017591324658" calcext:value-type="float">
            <text:p>0.65017591324658</text:p>
          </table:table-cell>
          <table:table-cell table:style-name="ce35" table:formula="of:=([$MDB_2009.E8]-[$MDB_2009.E$37])/[$MDB_2009.E$38]" office:value-type="float" office:value="2.67117021865246" calcext:value-type="float">
            <text:p>2.67117021865246</text:p>
          </table:table-cell>
          <table:table-cell table:style-name="ce35" table:formula="of:=([$MDB_2009.F8]-[$MDB_2009.F$37])/[$MDB_2009.F$38]" office:value-type="float" office:value="0.370246016847314" calcext:value-type="float">
            <text:p>0.370246016847314</text:p>
          </table:table-cell>
          <table:table-cell table:number-columns-repeated="58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Cerro Largo</text:p>
          </table:table-cell>
          <table:table-cell table:style-name="ce35" table:formula="of:=([$MDB_2009.C9]-[$MDB_2009.C$37])/[$MDB_2009.C$38]" office:value-type="float" office:value="-0.358970841646021" calcext:value-type="float">
            <text:p>-0.358970841646021</text:p>
          </table:table-cell>
          <table:table-cell table:style-name="ce35" table:formula="of:=([$MDB_2009.D9]-[$MDB_2009.D$37])/[$MDB_2009.D$38]" office:value-type="float" office:value="-0.302751589592793" calcext:value-type="float">
            <text:p>-0.302751589592793</text:p>
          </table:table-cell>
          <table:table-cell table:style-name="ce35" table:formula="of:=([$MDB_2009.E9]-[$MDB_2009.E$37])/[$MDB_2009.E$38]" office:value-type="float" office:value="-0.421162858031828" calcext:value-type="float">
            <text:p>-0.421162858031828</text:p>
          </table:table-cell>
          <table:table-cell table:style-name="ce35" table:formula="of:=([$MDB_2009.F9]-[$MDB_2009.F$37])/[$MDB_2009.F$38]" office:value-type="float" office:value="-0.367657359253443" calcext:value-type="float">
            <text:p>-0.367657359253443</text:p>
          </table:table-cell>
          <table:table-cell table:number-columns-repeated="58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Cruz Alta</text:p>
          </table:table-cell>
          <table:table-cell table:style-name="ce35" table:formula="of:=([$MDB_2009.C10]-[$MDB_2009.C$37])/[$MDB_2009.C$38]" office:value-type="float" office:value="-0.24748259766037" calcext:value-type="float">
            <text:p>-0.24748259766037</text:p>
          </table:table-cell>
          <table:table-cell table:style-name="ce35" table:formula="of:=([$MDB_2009.D10]-[$MDB_2009.D$37])/[$MDB_2009.D$38]" office:value-type="float" office:value="-0.221269413979256" calcext:value-type="float">
            <text:p>-0.221269413979256</text:p>
          </table:table-cell>
          <table:table-cell table:style-name="ce35" table:formula="of:=([$MDB_2009.E10]-[$MDB_2009.E$37])/[$MDB_2009.E$38]" office:value-type="float" office:value="-0.380348006659183" calcext:value-type="float">
            <text:p>-0.380348006659183</text:p>
          </table:table-cell>
          <table:table-cell table:style-name="ce35" table:formula="of:=([$MDB_2009.F10]-[$MDB_2009.F$37])/[$MDB_2009.F$38]" office:value-type="float" office:value="0.00141598653680692" calcext:value-type="float">
            <text:p>0.001415986536807</text:p>
          </table:table-cell>
          <table:table-cell table:number-columns-repeated="58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Erechim</text:p>
          </table:table-cell>
          <table:table-cell table:style-name="ce35" table:formula="of:=([$MDB_2009.C11]-[$MDB_2009.C$37])/[$MDB_2009.C$38]" office:value-type="float" office:value="-0.183693349483636" calcext:value-type="float">
            <text:p>-0.183693349483636</text:p>
          </table:table-cell>
          <table:table-cell table:style-name="ce35" table:formula="of:=([$MDB_2009.D11]-[$MDB_2009.D$37])/[$MDB_2009.D$38]" office:value-type="float" office:value="-0.170218814984749" calcext:value-type="float">
            <text:p>-0.170218814984749</text:p>
          </table:table-cell>
          <table:table-cell table:style-name="ce35" table:formula="of:=([$MDB_2009.E11]-[$MDB_2009.E$37])/[$MDB_2009.E$38]" office:value-type="float" office:value="-0.161952513165657" calcext:value-type="float">
            <text:p>-0.161952513165657</text:p>
          </table:table-cell>
          <table:table-cell table:style-name="ce35" table:formula="of:=([$MDB_2009.F11]-[$MDB_2009.F$37])/[$MDB_2009.F$38]" office:value-type="float" office:value="-0.182249216340456" calcext:value-type="float">
            <text:p>-0.182249216340456</text:p>
          </table:table-cell>
          <table:table-cell table:number-columns-repeated="58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Frederico Westphalen</text:p>
          </table:table-cell>
          <table:table-cell table:style-name="ce35" table:formula="of:=([$MDB_2009.C12]-[$MDB_2009.C$37])/[$MDB_2009.C$38]" office:value-type="float" office:value="-0.292997517724323" calcext:value-type="float">
            <text:p>-0.292997517724323</text:p>
          </table:table-cell>
          <table:table-cell table:style-name="ce35" table:formula="of:=([$MDB_2009.D12]-[$MDB_2009.D$37])/[$MDB_2009.D$38]" office:value-type="float" office:value="-0.253174102954363" calcext:value-type="float">
            <text:p>-0.253174102954363</text:p>
          </table:table-cell>
          <table:table-cell table:style-name="ce35" table:formula="of:=([$MDB_2009.E12]-[$MDB_2009.E$37])/[$MDB_2009.E$38]" office:value-type="float" office:value="-0.383513650613655" calcext:value-type="float">
            <text:p>-0.383513650613655</text:p>
          </table:table-cell>
          <table:table-cell table:style-name="ce35" table:formula="of:=([$MDB_2009.F12]-[$MDB_2009.F$37])/[$MDB_2009.F$38]" office:value-type="float" office:value="0.122142963780352" calcext:value-type="float">
            <text:p>0.122142963780352</text:p>
          </table:table-cell>
          <table:table-cell table:number-columns-repeated="58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Gramado-Canela</text:p>
          </table:table-cell>
          <table:table-cell table:style-name="ce35" table:formula="of:=([$MDB_2009.C13]-[$MDB_2009.C$37])/[$MDB_2009.C$38]" office:value-type="float" office:value="0.0350329143712362" calcext:value-type="float">
            <text:p>0.035032914371236</text:p>
          </table:table-cell>
          <table:table-cell table:style-name="ce35" table:formula="of:=([$MDB_2009.D13]-[$MDB_2009.D$37])/[$MDB_2009.D$38]" office:value-type="float" office:value="0.000141380898373721" calcext:value-type="float">
            <text:p>0.000141380898374</text:p>
          </table:table-cell>
          <table:table-cell table:style-name="ce35" table:formula="of:=([$MDB_2009.E13]-[$MDB_2009.E$37])/[$MDB_2009.E$38]" office:value-type="float" office:value="0.115007525095088" calcext:value-type="float">
            <text:p>0.115007525095088</text:p>
          </table:table-cell>
          <table:table-cell table:style-name="ce35" table:formula="of:=([$MDB_2009.F13]-[$MDB_2009.F$37])/[$MDB_2009.F$38]" office:value-type="float" office:value="-0.513470950524737" calcext:value-type="float">
            <text:p>-0.513470950524737</text:p>
          </table:table-cell>
          <table:table-cell table:number-columns-repeated="58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Guaporé</text:p>
          </table:table-cell>
          <table:table-cell table:style-name="ce35" table:formula="of:=([$MDB_2009.C14]-[$MDB_2009.C$37])/[$MDB_2009.C$38]" office:value-type="float" office:value="-0.279970274546229" calcext:value-type="float">
            <text:p>-0.279970274546229</text:p>
          </table:table-cell>
          <table:table-cell table:style-name="ce35" table:formula="of:=([$MDB_2009.D14]-[$MDB_2009.D$37])/[$MDB_2009.D$38]" office:value-type="float" office:value="-0.249046866536858" calcext:value-type="float">
            <text:p>-0.249046866536858</text:p>
          </table:table-cell>
          <table:table-cell table:style-name="ce35" table:formula="of:=([$MDB_2009.E14]-[$MDB_2009.E$37])/[$MDB_2009.E$38]" office:value-type="float" office:value="-0.0392252709355055" calcext:value-type="float">
            <text:p>-0.039225270935506</text:p>
          </table:table-cell>
          <table:table-cell table:style-name="ce35" table:formula="of:=([$MDB_2009.F14]-[$MDB_2009.F$37])/[$MDB_2009.F$38]" office:value-type="float" office:value="-0.175488533666226" calcext:value-type="float">
            <text:p>-0.175488533666226</text:p>
          </table:table-cell>
          <table:table-cell table:number-columns-repeated="58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Ijuí</text:p>
          </table:table-cell>
          <table:table-cell table:style-name="ce35" table:formula="of:=([$MDB_2009.C15]-[$MDB_2009.C$37])/[$MDB_2009.C$38]" office:value-type="float" office:value="-0.36346563958622" calcext:value-type="float">
            <text:p>-0.36346563958622</text:p>
          </table:table-cell>
          <table:table-cell table:style-name="ce35" table:formula="of:=([$MDB_2009.D15]-[$MDB_2009.D$37])/[$MDB_2009.D$38]" office:value-type="float" office:value="-0.30368344812078" calcext:value-type="float">
            <text:p>-0.30368344812078</text:p>
          </table:table-cell>
          <table:table-cell table:style-name="ce35" table:formula="of:=([$MDB_2009.E15]-[$MDB_2009.E$37])/[$MDB_2009.E$38]" office:value-type="float" office:value="-0.442643703214798" calcext:value-type="float">
            <text:p>-0.442643703214798</text:p>
          </table:table-cell>
          <table:table-cell table:style-name="ce35" table:formula="of:=([$MDB_2009.F15]-[$MDB_2009.F$37])/[$MDB_2009.F$38]" office:value-type="float" office:value="-0.311303416089295" calcext:value-type="float">
            <text:p>-0.311303416089295</text:p>
          </table:table-cell>
          <table:table-cell table:number-columns-repeated="58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Jaguarão</text:p>
          </table:table-cell>
          <table:table-cell table:style-name="ce35" table:formula="of:=([$MDB_2009.C16]-[$MDB_2009.C$37])/[$MDB_2009.C$38]" office:value-type="float" office:value="-0.346106882176658" calcext:value-type="float">
            <text:p>-0.346106882176658</text:p>
          </table:table-cell>
          <table:table-cell table:style-name="ce35" table:formula="of:=([$MDB_2009.D16]-[$MDB_2009.D$37])/[$MDB_2009.D$38]" office:value-type="float" office:value="-0.305247680738445" calcext:value-type="float">
            <text:p>-0.305247680738445</text:p>
          </table:table-cell>
          <table:table-cell table:style-name="ce35" table:formula="of:=([$MDB_2009.E16]-[$MDB_2009.E$37])/[$MDB_2009.E$38]" office:value-type="float" office:value="-0.436514624213737" calcext:value-type="float">
            <text:p>-0.436514624213737</text:p>
          </table:table-cell>
          <table:table-cell table:style-name="ce35" table:formula="of:=([$MDB_2009.F16]-[$MDB_2009.F$37])/[$MDB_2009.F$38]" office:value-type="float" office:value="-0.515010506120266" calcext:value-type="float">
            <text:p>-0.515010506120266</text:p>
          </table:table-cell>
          <table:table-cell table:number-columns-repeated="58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Lajeado-Estrela</text:p>
          </table:table-cell>
          <table:table-cell table:style-name="ce35" table:formula="of:=([$MDB_2009.C17]-[$MDB_2009.C$37])/[$MDB_2009.C$38]" office:value-type="float" office:value="-0.113778448195221" calcext:value-type="float">
            <text:p>-0.113778448195221</text:p>
          </table:table-cell>
          <table:table-cell table:style-name="ce35" table:formula="of:=([$MDB_2009.D17]-[$MDB_2009.D$37])/[$MDB_2009.D$38]" office:value-type="float" office:value="-0.110480541478222" calcext:value-type="float">
            <text:p>-0.110480541478222</text:p>
          </table:table-cell>
          <table:table-cell table:style-name="ce35" table:formula="of:=([$MDB_2009.E17]-[$MDB_2009.E$37])/[$MDB_2009.E$38]" office:value-type="float" office:value="0.194557636759217" calcext:value-type="float">
            <text:p>0.194557636759217</text:p>
          </table:table-cell>
          <table:table-cell table:style-name="ce35" table:formula="of:=([$MDB_2009.F17]-[$MDB_2009.F$37])/[$MDB_2009.F$38]" office:value-type="float" office:value="3.33952884793302" calcext:value-type="float">
            <text:p>3.33952884793302</text:p>
          </table:table-cell>
          <table:table-cell table:number-columns-repeated="58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Litoral Lagunar</text:p>
          </table:table-cell>
          <table:table-cell table:style-name="ce35" table:formula="of:=([$MDB_2009.C18]-[$MDB_2009.C$37])/[$MDB_2009.C$38]" office:value-type="float" office:value="-0.0746561589002067" calcext:value-type="float">
            <text:p>-0.074656158900207</text:p>
          </table:table-cell>
          <table:table-cell table:style-name="ce35" table:formula="of:=([$MDB_2009.D18]-[$MDB_2009.D$37])/[$MDB_2009.D$38]" office:value-type="float" office:value="-0.0588140650840222" calcext:value-type="float">
            <text:p>-0.058814065084022</text:p>
          </table:table-cell>
          <table:table-cell table:style-name="ce35" table:formula="of:=([$MDB_2009.E18]-[$MDB_2009.E$37])/[$MDB_2009.E$38]" office:value-type="float" office:value="-0.248008517690237" calcext:value-type="float">
            <text:p>-0.248008517690237</text:p>
          </table:table-cell>
          <table:table-cell table:style-name="ce35" table:formula="of:=([$MDB_2009.F18]-[$MDB_2009.F$37])/[$MDB_2009.F$38]" office:value-type="float" office:value="0.14015577949337" calcext:value-type="float">
            <text:p>0.14015577949337</text:p>
          </table:table-cell>
          <table:table-cell table:number-columns-repeated="58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Montenegro</text:p>
          </table:table-cell>
          <table:table-cell table:style-name="ce35" table:formula="of:=([$MDB_2009.C19]-[$MDB_2009.C$37])/[$MDB_2009.C$38]" office:value-type="float" office:value="-0.156380263155332" calcext:value-type="float">
            <text:p>-0.156380263155332</text:p>
          </table:table-cell>
          <table:table-cell table:style-name="ce35" table:formula="of:=([$MDB_2009.D19]-[$MDB_2009.D$37])/[$MDB_2009.D$38]" office:value-type="float" office:value="-0.180889053988204" calcext:value-type="float">
            <text:p>-0.180889053988204</text:p>
          </table:table-cell>
          <table:table-cell table:style-name="ce35" table:formula="of:=([$MDB_2009.E19]-[$MDB_2009.E$37])/[$MDB_2009.E$38]" office:value-type="float" office:value="0.181019882780208" calcext:value-type="float">
            <text:p>0.181019882780208</text:p>
          </table:table-cell>
          <table:table-cell table:style-name="ce35" table:formula="of:=([$MDB_2009.F19]-[$MDB_2009.F$37])/[$MDB_2009.F$38]" office:value-type="float" office:value="-0.284160511841771" calcext:value-type="float">
            <text:p>-0.284160511841771</text:p>
          </table:table-cell>
          <table:table-cell table:number-columns-repeated="58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Não-Me-Toque</text:p>
          </table:table-cell>
          <table:table-cell table:style-name="ce35" table:formula="of:=([$MDB_2009.C20]-[$MDB_2009.C$37])/[$MDB_2009.C$38]" office:value-type="float" office:value="-0.367685145134784" calcext:value-type="float">
            <text:p>-0.367685145134784</text:p>
          </table:table-cell>
          <table:table-cell table:style-name="ce35" table:formula="of:=([$MDB_2009.D20]-[$MDB_2009.D$37])/[$MDB_2009.D$38]" office:value-type="float" office:value="-0.303375510881335" calcext:value-type="float">
            <text:p>-0.303375510881335</text:p>
          </table:table-cell>
          <table:table-cell table:style-name="ce35" table:formula="of:=([$MDB_2009.E20]-[$MDB_2009.E$37])/[$MDB_2009.E$38]" office:value-type="float" office:value="-0.403579870750115" calcext:value-type="float">
            <text:p>-0.403579870750115</text:p>
          </table:table-cell>
          <table:table-cell table:style-name="ce35" table:formula="of:=([$MDB_2009.F20]-[$MDB_2009.F$37])/[$MDB_2009.F$38]" office:value-type="float" office:value="-0.484272178235828" calcext:value-type="float">
            <text:p>-0.484272178235828</text:p>
          </table:table-cell>
          <table:table-cell table:number-columns-repeated="58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Osório</text:p>
          </table:table-cell>
          <table:table-cell table:style-name="ce35" table:formula="of:=([$MDB_2009.C21]-[$MDB_2009.C$37])/[$MDB_2009.C$38]" office:value-type="float" office:value="0.304019180835115" calcext:value-type="float">
            <text:p>0.304019180835115</text:p>
          </table:table-cell>
          <table:table-cell table:style-name="ce35" table:formula="of:=([$MDB_2009.D21]-[$MDB_2009.D$37])/[$MDB_2009.D$38]" office:value-type="float" office:value="0.0363853487213547" calcext:value-type="float">
            <text:p>0.036385348721355</text:p>
          </table:table-cell>
          <table:table-cell table:style-name="ce35" table:formula="of:=([$MDB_2009.E21]-[$MDB_2009.E$37])/[$MDB_2009.E$38]" office:value-type="float" office:value="-0.23416969792185" calcext:value-type="float">
            <text:p>-0.23416969792185</text:p>
          </table:table-cell>
          <table:table-cell table:style-name="ce35" table:formula="of:=([$MDB_2009.F21]-[$MDB_2009.F$37])/[$MDB_2009.F$38]" office:value-type="float" office:value="0.428241272326565" calcext:value-type="float">
            <text:p>0.428241272326565</text:p>
          </table:table-cell>
          <table:table-cell table:number-columns-repeated="58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Passo Fundo</text:p>
          </table:table-cell>
          <table:table-cell table:style-name="ce35" table:formula="of:=([$MDB_2009.C22]-[$MDB_2009.C$37])/[$MDB_2009.C$38]" office:value-type="float" office:value="-0.0284865970914328" calcext:value-type="float">
            <text:p>-0.028486597091433</text:p>
          </table:table-cell>
          <table:table-cell table:style-name="ce35" table:formula="of:=([$MDB_2009.D22]-[$MDB_2009.D$37])/[$MDB_2009.D$38]" office:value-type="float" office:value="0.0292064807234117" calcext:value-type="float">
            <text:p>0.029206480723412</text:p>
          </table:table-cell>
          <table:table-cell table:style-name="ce35" table:formula="of:=([$MDB_2009.E22]-[$MDB_2009.E$37])/[$MDB_2009.E$38]" office:value-type="float" office:value="0.0435883839920814" calcext:value-type="float">
            <text:p>0.043588383992081</text:p>
          </table:table-cell>
          <table:table-cell table:style-name="ce35" table:formula="of:=([$MDB_2009.F22]-[$MDB_2009.F$37])/[$MDB_2009.F$38]" office:value-type="float" office:value="0.738855810763492" calcext:value-type="float">
            <text:p>0.738855810763492</text:p>
          </table:table-cell>
          <table:table-cell table:number-columns-repeated="58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Pelotas</text:p>
          </table:table-cell>
          <table:table-cell table:style-name="ce35" table:formula="of:=([$MDB_2009.C23]-[$MDB_2009.C$37])/[$MDB_2009.C$38]" office:value-type="float" office:value="0.166927231970826" calcext:value-type="float">
            <text:p>0.166927231970826</text:p>
          </table:table-cell>
          <table:table-cell table:style-name="ce35" table:formula="of:=([$MDB_2009.D23]-[$MDB_2009.D$37])/[$MDB_2009.D$38]" office:value-type="float" office:value="0.0285756166883946" calcext:value-type="float">
            <text:p>0.028575616688395</text:p>
          </table:table-cell>
          <table:table-cell table:style-name="ce35" table:formula="of:=([$MDB_2009.E23]-[$MDB_2009.E$37])/[$MDB_2009.E$38]" office:value-type="float" office:value="-0.0777354449587984" calcext:value-type="float">
            <text:p>-0.077735444958799</text:p>
          </table:table-cell>
          <table:table-cell table:style-name="ce35" table:formula="of:=([$MDB_2009.F23]-[$MDB_2009.F$37])/[$MDB_2009.F$38]" office:value-type="float" office:value="0.0430175742525789" calcext:value-type="float">
            <text:p>0.043017574252579</text:p>
          </table:table-cell>
          <table:table-cell table:number-columns-repeated="58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Porto Alegre</text:p>
          </table:table-cell>
          <table:table-cell table:style-name="ce35" table:formula="of:=([$MDB_2009.C24]-[$MDB_2009.C$37])/[$MDB_2009.C$38]" office:value-type="float" office:value="5.59037960212951" calcext:value-type="float">
            <text:p>5.59037960212951</text:p>
          </table:table-cell>
          <table:table-cell table:style-name="ce35" table:formula="of:=([$MDB_2009.D24]-[$MDB_2009.D$37])/[$MDB_2009.D$38]" office:value-type="float" office:value="5.6515045573767" calcext:value-type="float">
            <text:p>5.6515045573767</text:p>
          </table:table-cell>
          <table:table-cell table:style-name="ce35" table:formula="of:=([$MDB_2009.E24]-[$MDB_2009.E$37])/[$MDB_2009.E$38]" office:value-type="float" office:value="4.8681700519845" calcext:value-type="float">
            <text:p>4.8681700519845</text:p>
          </table:table-cell>
          <table:table-cell table:style-name="ce35" table:formula="of:=([$MDB_2009.F24]-[$MDB_2009.F$37])/[$MDB_2009.F$38]" office:value-type="float" office:value="-0.167217503456681" calcext:value-type="float">
            <text:p>-0.167217503456681</text:p>
          </table:table-cell>
          <table:table-cell table:number-columns-repeated="58"/>
        </table:table-row>
        <table:table-row table:style-name="ro3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Restinga Seca</text:p>
          </table:table-cell>
          <table:table-cell table:style-name="ce35" table:formula="of:=([$MDB_2009.C25]-[$MDB_2009.C$37])/[$MDB_2009.C$38]" office:value-type="float" office:value="-0.387267325744378" calcext:value-type="float">
            <text:p>-0.387267325744378</text:p>
          </table:table-cell>
          <table:table-cell table:style-name="ce35" table:formula="of:=([$MDB_2009.D25]-[$MDB_2009.D$37])/[$MDB_2009.D$38]" office:value-type="float" office:value="-0.323417038116871" calcext:value-type="float">
            <text:p>-0.323417038116871</text:p>
          </table:table-cell>
          <table:table-cell table:style-name="ce35" table:formula="of:=([$MDB_2009.E25]-[$MDB_2009.E$37])/[$MDB_2009.E$38]" office:value-type="float" office:value="-0.424504493375731" calcext:value-type="float">
            <text:p>-0.424504493375731</text:p>
          </table:table-cell>
          <table:table-cell table:style-name="ce35" table:formula="of:=([$MDB_2009.F25]-[$MDB_2009.F$37])/[$MDB_2009.F$38]" office:value-type="float" office:value="-0.632296553563901" calcext:value-type="float">
            <text:p>-0.632296553563901</text:p>
          </table:table-cell>
          <table:table-cell table:number-columns-repeated="58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ananduva</text:p>
          </table:table-cell>
          <table:table-cell table:style-name="ce35" table:formula="of:=([$MDB_2009.C26]-[$MDB_2009.C$37])/[$MDB_2009.C$38]" office:value-type="float" office:value="-0.362433992650447" calcext:value-type="float">
            <text:p>-0.362433992650447</text:p>
          </table:table-cell>
          <table:table-cell table:style-name="ce35" table:formula="of:=([$MDB_2009.D26]-[$MDB_2009.D$37])/[$MDB_2009.D$38]" office:value-type="float" office:value="-0.304820551408898" calcext:value-type="float">
            <text:p>-0.304820551408898</text:p>
          </table:table-cell>
          <table:table-cell table:style-name="ce35" table:formula="of:=([$MDB_2009.E26]-[$MDB_2009.E$37])/[$MDB_2009.E$38]" office:value-type="float" office:value="-0.426322118032272" calcext:value-type="float">
            <text:p>-0.426322118032272</text:p>
          </table:table-cell>
          <table:table-cell table:style-name="ce35" table:formula="of:=([$MDB_2009.F26]-[$MDB_2009.F$37])/[$MDB_2009.F$38]" office:value-type="float" office:value="-0.636856432009445" calcext:value-type="float">
            <text:p>-0.636856432009445</text:p>
          </table:table-cell>
          <table:table-cell table:number-columns-repeated="58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anta Cruz do Sul</text:p>
          </table:table-cell>
          <table:table-cell table:style-name="ce35" table:formula="of:=([$MDB_2009.C27]-[$MDB_2009.C$37])/[$MDB_2009.C$38]" office:value-type="float" office:value="-0.045897635140537" calcext:value-type="float">
            <text:p>-0.045897635140537</text:p>
          </table:table-cell>
          <table:table-cell table:style-name="ce35" table:formula="of:=([$MDB_2009.D27]-[$MDB_2009.D$37])/[$MDB_2009.D$38]" office:value-type="float" office:value="-0.0538398749333534" calcext:value-type="float">
            <text:p>-0.053839874933353</text:p>
          </table:table-cell>
          <table:table-cell table:style-name="ce35" table:formula="of:=([$MDB_2009.E27]-[$MDB_2009.E$37])/[$MDB_2009.E$38]" office:value-type="float" office:value="0.0638439221135992" calcext:value-type="float">
            <text:p>0.063843922113599</text:p>
          </table:table-cell>
          <table:table-cell table:style-name="ce35" table:formula="of:=([$MDB_2009.F27]-[$MDB_2009.F$37])/[$MDB_2009.F$38]" office:value-type="float" office:value="0.374667315235788" calcext:value-type="float">
            <text:p>0.374667315235788</text:p>
          </table:table-cell>
          <table:table-cell table:number-columns-repeated="58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Santa Maria</text:p>
          </table:table-cell>
          <table:table-cell table:style-name="ce35" table:formula="of:=([$MDB_2009.C28]-[$MDB_2009.C$37])/[$MDB_2009.C$38]" office:value-type="float" office:value="0.183022099789936" calcext:value-type="float">
            <text:p>0.183022099789936</text:p>
          </table:table-cell>
          <table:table-cell table:style-name="ce35" table:formula="of:=([$MDB_2009.D28]-[$MDB_2009.D$37])/[$MDB_2009.D$38]" office:value-type="float" office:value="0.0260591558692383" calcext:value-type="float">
            <text:p>0.026059155869238</text:p>
          </table:table-cell>
          <table:table-cell table:style-name="ce35" table:formula="of:=([$MDB_2009.E28]-[$MDB_2009.E$37])/[$MDB_2009.E$38]" office:value-type="float" office:value="-0.298844424382388" calcext:value-type="float">
            <text:p>-0.298844424382388</text:p>
          </table:table-cell>
          <table:table-cell table:style-name="ce35" table:formula="of:=([$MDB_2009.F28]-[$MDB_2009.F$37])/[$MDB_2009.F$38]" office:value-type="float" office:value="-0.116499962794402" calcext:value-type="float">
            <text:p>-0.116499962794402</text:p>
          </table:table-cell>
          <table:table-cell table:number-columns-repeated="58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Santa Rosa</text:p>
          </table:table-cell>
          <table:table-cell table:style-name="ce35" table:formula="of:=([$MDB_2009.C29]-[$MDB_2009.C$37])/[$MDB_2009.C$38]" office:value-type="float" office:value="-0.238546200098398" calcext:value-type="float">
            <text:p>-0.238546200098398</text:p>
          </table:table-cell>
          <table:table-cell table:style-name="ce35" table:formula="of:=([$MDB_2009.D29]-[$MDB_2009.D$37])/[$MDB_2009.D$38]" office:value-type="float" office:value="-0.205070561100594" calcext:value-type="float">
            <text:p>-0.205070561100594</text:p>
          </table:table-cell>
          <table:table-cell table:style-name="ce35" table:formula="of:=([$MDB_2009.E29]-[$MDB_2009.E$37])/[$MDB_2009.E$38]" office:value-type="float" office:value="-0.265414993951938" calcext:value-type="float">
            <text:p>-0.265414993951938</text:p>
          </table:table-cell>
          <table:table-cell table:style-name="ce35" table:formula="of:=([$MDB_2009.F29]-[$MDB_2009.F$37])/[$MDB_2009.F$38]" office:value-type="float" office:value="-0.12069846826384" calcext:value-type="float">
            <text:p>-0.12069846826384</text:p>
          </table:table-cell>
          <table:table-cell table:number-columns-repeated="58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Santiago</text:p>
          </table:table-cell>
          <table:table-cell table:style-name="ce35" table:formula="of:=([$MDB_2009.C30]-[$MDB_2009.C$37])/[$MDB_2009.C$38]" office:value-type="float" office:value="-0.291010754213209" calcext:value-type="float">
            <text:p>-0.291010754213209</text:p>
          </table:table-cell>
          <table:table-cell table:style-name="ce35" table:formula="of:=([$MDB_2009.D30]-[$MDB_2009.D$37])/[$MDB_2009.D$38]" office:value-type="float" office:value="-0.271508500252686" calcext:value-type="float">
            <text:p>-0.271508500252686</text:p>
          </table:table-cell>
          <table:table-cell table:style-name="ce35" table:formula="of:=([$MDB_2009.E30]-[$MDB_2009.E$37])/[$MDB_2009.E$38]" office:value-type="float" office:value="-0.424524997226927" calcext:value-type="float">
            <text:p>-0.424524997226927</text:p>
          </table:table-cell>
          <table:table-cell table:style-name="ce35" table:formula="of:=([$MDB_2009.F30]-[$MDB_2009.F$37])/[$MDB_2009.F$38]" office:value-type="float" office:value="-0.506940894524144" calcext:value-type="float">
            <text:p>-0.506940894524144</text:p>
          </table:table-cell>
          <table:table-cell table:number-columns-repeated="58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Santo Ângelo</text:p>
          </table:table-cell>
          <table:table-cell table:style-name="ce35" table:formula="of:=([$MDB_2009.C31]-[$MDB_2009.C$37])/[$MDB_2009.C$38]" office:value-type="float" office:value="-0.220330220128545" calcext:value-type="float">
            <text:p>-0.220330220128545</text:p>
          </table:table-cell>
          <table:table-cell table:style-name="ce35" table:formula="of:=([$MDB_2009.D31]-[$MDB_2009.D$37])/[$MDB_2009.D$38]" office:value-type="float" office:value="-0.207465320860687" calcext:value-type="float">
            <text:p>-0.207465320860687</text:p>
          </table:table-cell>
          <table:table-cell table:style-name="ce35" table:formula="of:=([$MDB_2009.E31]-[$MDB_2009.E$37])/[$MDB_2009.E$38]" office:value-type="float" office:value="-0.302749450462699" calcext:value-type="float">
            <text:p>-0.302749450462699</text:p>
          </table:table-cell>
          <table:table-cell table:style-name="ce35" table:formula="of:=([$MDB_2009.F31]-[$MDB_2009.F$37])/[$MDB_2009.F$38]" office:value-type="float" office:value="-0.167667280236191" calcext:value-type="float">
            <text:p>-0.167667280236191</text:p>
          </table:table-cell>
          <table:table-cell table:number-columns-repeated="58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São Jerônimo</text:p>
          </table:table-cell>
          <table:table-cell table:style-name="ce35" table:formula="of:=([$MDB_2009.C32]-[$MDB_2009.C$37])/[$MDB_2009.C$38]" office:value-type="float" office:value="-0.260111020977395" calcext:value-type="float">
            <text:p>-0.260111020977395</text:p>
          </table:table-cell>
          <table:table-cell table:style-name="ce35" table:formula="of:=([$MDB_2009.D32]-[$MDB_2009.D$37])/[$MDB_2009.D$38]" office:value-type="float" office:value="-0.26652960620873" calcext:value-type="float">
            <text:p>-0.26652960620873</text:p>
          </table:table-cell>
          <table:table-cell table:style-name="ce35" table:formula="of:=([$MDB_2009.E32]-[$MDB_2009.E$37])/[$MDB_2009.E$38]" office:value-type="float" office:value="0.292565262626109" calcext:value-type="float">
            <text:p>0.292565262626109</text:p>
          </table:table-cell>
          <table:table-cell table:style-name="ce35" table:formula="of:=([$MDB_2009.F32]-[$MDB_2009.F$37])/[$MDB_2009.F$38]" office:value-type="float" office:value="-0.50639053808187" calcext:value-type="float">
            <text:p>-0.50639053808187</text:p>
          </table:table-cell>
          <table:table-cell table:number-columns-repeated="58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Serras de Sudeste</text:p>
          </table:table-cell>
          <table:table-cell table:style-name="ce35" table:formula="of:=([$MDB_2009.C33]-[$MDB_2009.C$37])/[$MDB_2009.C$38]" office:value-type="float" office:value="-0.30600354380585" calcext:value-type="float">
            <text:p>-0.30600354380585</text:p>
          </table:table-cell>
          <table:table-cell table:style-name="ce35" table:formula="of:=([$MDB_2009.D33]-[$MDB_2009.D$37])/[$MDB_2009.D$38]" office:value-type="float" office:value="-0.286087029431094" calcext:value-type="float">
            <text:p>-0.286087029431094</text:p>
          </table:table-cell>
          <table:table-cell table:style-name="ce35" table:formula="of:=([$MDB_2009.E33]-[$MDB_2009.E$37])/[$MDB_2009.E$38]" office:value-type="float" office:value="-0.130466791554176" calcext:value-type="float">
            <text:p>-0.130466791554176</text:p>
          </table:table-cell>
          <table:table-cell table:style-name="ce35" table:formula="of:=([$MDB_2009.F33]-[$MDB_2009.F$37])/[$MDB_2009.F$38]" office:value-type="float" office:value="-0.654025852567648" calcext:value-type="float">
            <text:p>-0.654025852567648</text:p>
          </table:table-cell>
          <table:table-cell table:number-columns-repeated="58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Soledade</text:p>
          </table:table-cell>
          <table:table-cell table:style-name="ce35" table:formula="of:=([$MDB_2009.C34]-[$MDB_2009.C$37])/[$MDB_2009.C$38]" office:value-type="float" office:value="-0.366744991009264" calcext:value-type="float">
            <text:p>-0.366744991009264</text:p>
          </table:table-cell>
          <table:table-cell table:style-name="ce35" table:formula="of:=([$MDB_2009.D34]-[$MDB_2009.D$37])/[$MDB_2009.D$38]" office:value-type="float" office:value="-0.306318849841061" calcext:value-type="float">
            <text:p>-0.306318849841061</text:p>
          </table:table-cell>
          <table:table-cell table:style-name="ce35" table:formula="of:=([$MDB_2009.E34]-[$MDB_2009.E$37])/[$MDB_2009.E$38]" office:value-type="float" office:value="-0.440791172544208" calcext:value-type="float">
            <text:p>-0.440791172544208</text:p>
          </table:table-cell>
          <table:table-cell table:style-name="ce35" table:formula="of:=([$MDB_2009.F34]-[$MDB_2009.F$37])/[$MDB_2009.F$38]" office:value-type="float" office:value="-0.71825803151753" calcext:value-type="float">
            <text:p>-0.71825803151753</text:p>
          </table:table-cell>
          <table:table-cell table:number-columns-repeated="58"/>
        </table:table-row>
        <table:table-row table:style-name="ro3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Três Passos</text:p>
          </table:table-cell>
          <table:table-cell table:style-name="ce35" table:formula="of:=([$MDB_2009.C35]-[$MDB_2009.C$37])/[$MDB_2009.C$38]" office:value-type="float" office:value="-0.290054530560885" calcext:value-type="float">
            <text:p>-0.290054530560885</text:p>
          </table:table-cell>
          <table:table-cell table:style-name="ce35" table:formula="of:=([$MDB_2009.D35]-[$MDB_2009.D$37])/[$MDB_2009.D$38]" office:value-type="float" office:value="-0.25256187071563" calcext:value-type="float">
            <text:p>-0.25256187071563</text:p>
          </table:table-cell>
          <table:table-cell table:style-name="ce35" table:formula="of:=([$MDB_2009.E35]-[$MDB_2009.E$37])/[$MDB_2009.E$38]" office:value-type="float" office:value="-0.333659757222291" calcext:value-type="float">
            <text:p>-0.333659757222291</text:p>
          </table:table-cell>
          <table:table-cell table:style-name="ce35" table:formula="of:=([$MDB_2009.F35]-[$MDB_2009.F$37])/[$MDB_2009.F$38]" office:value-type="float" office:value="-0.227823103997964" calcext:value-type="float">
            <text:p>-0.227823103997964</text:p>
          </table:table-cell>
          <table:table-cell table:number-columns-repeated="58"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Vacaria</text:p>
          </table:table-cell>
          <table:table-cell table:style-name="ce35" table:formula="of:=([$MDB_2009.C36]-[$MDB_2009.C$37])/[$MDB_2009.C$38]" office:value-type="float" office:value="-0.244059175161948" calcext:value-type="float">
            <text:p>-0.244059175161948</text:p>
          </table:table-cell>
          <table:table-cell table:style-name="ce35" table:formula="of:=([$MDB_2009.D36]-[$MDB_2009.D$37])/[$MDB_2009.D$38]" office:value-type="float" office:value="-0.161688104374954" calcext:value-type="float">
            <text:p>-0.161688104374954</text:p>
          </table:table-cell>
          <table:table-cell table:style-name="ce35" table:formula="of:=([$MDB_2009.E36]-[$MDB_2009.E$37])/[$MDB_2009.E$38]" office:value-type="float" office:value="-0.325461019118453" calcext:value-type="float">
            <text:p>-0.325461019118453</text:p>
          </table:table-cell>
          <table:table-cell table:style-name="ce35" table:formula="of:=([$MDB_2009.F36]-[$MDB_2009.F$37])/[$MDB_2009.F$38]" office:value-type="float" office:value="-0.368705886197907" calcext:value-type="float">
            <text:p>-0.368705886197907</text:p>
          </table:table-cell>
          <table:table-cell table:number-columns-repeated="58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pêndice" table:style-name="ta4">
        <table:table-column table:style-name="co2" table:number-columns-repeated="64" table:default-cell-style-name="Default"/>
        <table:table-row table:style-name="ro1">
          <table:table-cell table:style-name="ce23" office:value-type="string" calcext:value-type="string">
            <text:p>SOBRE A INTERPRETAÇÃO DA MÉDIA E DO DESVIO PADRÃO</text:p>
          </table:table-cell>
          <table:table-cell table:number-columns-repeated="5"/>
          <table:table-cell>
            <draw:frame table:end-cell-address="Apêndice.J13" table:end-x="0.116cm" table:end-y="0.264cm" draw:z-index="0" draw:name="Chart 1" draw:style-name="gr1" draw:text-style-name="P1" svg:width="8.6cm" svg:height="6.176cm" svg:x="0cm" svg:y="0cm">
              <draw:object draw:notify-on-update-of-ranges="Apêndice.B4:Apêndice.B38 Apêndice.C4:Apêndice.C38 Apêndice.B4:Apêndice.B38 Apêndice.D4:Apêndice.D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4" office:value-type="string" calcext:value-type="string">
            <text:p>Id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Média</text:p>
          </table:table-cell>
          <table:table-cell table:style-name="ce23" office:value-type="string" calcext:value-type="string">
            <text:p>w-média</text:p>
          </table:table-cell>
          <table:table-cell table:style-name="ce23" office:value-type="string" calcext:value-type="string">
            <text:p>(w-média)^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7" office:value-type="float" office:value="65103.886" calcext:value-type="float">
            <text:p>65103,88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4]-[.D4]" office:value-type="float" office:value="-13821.601982" calcext:value-type="float">
            <text:p>-13821,601982</text:p>
          </table:table-cell>
          <table:table-cell table:style-name="ce16" table:formula="of:=[.E4]^2" office:value-type="float" office:value="191036681.348827" calcext:value-type="float">
            <text:p>191036681,34882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7" office:value-type="float" office:value="51068.538" calcext:value-type="float">
            <text:p>51068,53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5]-[.D5]" office:value-type="float" office:value="-27856.949982" calcext:value-type="float">
            <text:p>-27856,949982</text:p>
          </table:table-cell>
          <table:table-cell table:style-name="ce16" table:formula="of:=[.E5]^2" office:value-type="float" office:value="776009662.299651" calcext:value-type="float">
            <text:p>776009662,29965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" calcext:value-type="float">
            <text:p>3</text:p>
          </table:table-cell>
          <table:table-cell table:style-name="ce7" office:value-type="float" office:value="26355.83" calcext:value-type="float">
            <text:p>26355,8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6]-[.D6]" office:value-type="float" office:value="-52569.657982" calcext:value-type="float">
            <text:p>-52569,657982</text:p>
          </table:table-cell>
          <table:table-cell table:style-name="ce16" table:formula="of:=[.E6]^2" office:value-type="float" office:value="2763568940.34446" calcext:value-type="float">
            <text:p>2763568940,34446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4" calcext:value-type="float">
            <text:p>4</text:p>
          </table:table-cell>
          <table:table-cell table:style-name="ce7" office:value-type="float" office:value="43840.784" calcext:value-type="float">
            <text:p>43840,784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7]-[.D7]" office:value-type="float" office:value="-35084.703982" calcext:value-type="float">
            <text:p>-35084,703982</text:p>
          </table:table-cell>
          <table:table-cell table:style-name="ce16" table:formula="of:=[.E7]^2" office:value-type="float" office:value="1230936453.50457" calcext:value-type="float">
            <text:p>1230936453,5045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7" office:value-type="float" office:value="432248.438" calcext:value-type="float">
            <text:p>432248,43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8]-[.D8]" office:value-type="float" office:value="353322.950018" calcext:value-type="float">
            <text:p>353322,950018</text:p>
          </table:table-cell>
          <table:table-cell table:style-name="ce16" table:formula="of:=[.E8]^2" office:value-type="float" office:value="124837107009.422" calcext:value-type="float">
            <text:p>124837107009,42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6" calcext:value-type="float">
            <text:p>6</text:p>
          </table:table-cell>
          <table:table-cell table:style-name="ce7" office:value-type="float" office:value="33897.662" calcext:value-type="float">
            <text:p>33897,66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9]-[.D9]" office:value-type="float" office:value="-45027.825982" calcext:value-type="float">
            <text:p>-45027,825982</text:p>
          </table:table-cell>
          <table:table-cell table:style-name="ce16" table:formula="of:=[.E9]^2" office:value-type="float" office:value="2027505112.66528" calcext:value-type="float">
            <text:p>2027505112,6652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7" calcext:value-type="float">
            <text:p>7</text:p>
          </table:table-cell>
          <table:table-cell table:style-name="ce7" office:value-type="float" office:value="110497.11" calcext:value-type="float">
            <text:p>110497,11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0]-[.D10]" office:value-type="float" office:value="31571.622018" calcext:value-type="float">
            <text:p>31571,622018</text:p>
          </table:table-cell>
          <table:table-cell table:style-name="ce16" table:formula="of:=[.E10]^2" office:value-type="float" office:value="996767316.847461" calcext:value-type="float">
            <text:p>996767316,84746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8" calcext:value-type="float">
            <text:p>8</text:p>
          </table:table-cell>
          <table:table-cell table:style-name="ce7" office:value-type="float" office:value="47574.606" calcext:value-type="float">
            <text:p>47574,60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1]-[.D11]" office:value-type="float" office:value="-31350.881982" calcext:value-type="float">
            <text:p>-31350,881982</text:p>
          </table:table-cell>
          <table:table-cell table:style-name="ce16" table:formula="of:=[.E11]^2" office:value-type="float" office:value="982877801.049293" calcext:value-type="float">
            <text:p>982877801,04929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9" calcext:value-type="float">
            <text:p>9</text:p>
          </table:table-cell>
          <table:table-cell table:style-name="ce7" office:value-type="float" office:value="79046.232" calcext:value-type="float">
            <text:p>79046,23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2]-[.D12]" office:value-type="float" office:value="120.744017999983" calcext:value-type="float">
            <text:p>120,744017999983</text:p>
          </table:table-cell>
          <table:table-cell table:style-name="ce16" table:formula="of:=[.E12]^2" office:value-type="float" office:value="14579.1178827802" calcext:value-type="float">
            <text:p>14579,117882780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7" office:value-type="float" office:value="63384.731" calcext:value-type="float">
            <text:p>63384,731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3]-[.D13]" office:value-type="float" office:value="-15540.756982" calcext:value-type="float">
            <text:p>-15540,756982</text:p>
          </table:table-cell>
          <table:table-cell table:style-name="ce16" table:formula="of:=[.E13]^2" office:value-type="float" office:value="241515127.573582" calcext:value-type="float">
            <text:p>241515127,57358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1" calcext:value-type="float">
            <text:p>11</text:p>
          </table:table-cell>
          <table:table-cell table:style-name="ce7" office:value-type="float" office:value="89340.864" calcext:value-type="float">
            <text:p>89340,864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4]-[.D14]" office:value-type="float" office:value="10415.376018" calcext:value-type="float">
            <text:p>10415,376018</text:p>
          </table:table-cell>
          <table:table-cell table:style-name="ce16" table:formula="of:=[.E14]^2" office:value-type="float" office:value="108480057.596329" calcext:value-type="float">
            <text:p>108480057,59632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2" calcext:value-type="float">
            <text:p>12</text:p>
          </table:table-cell>
          <table:table-cell table:style-name="ce7" office:value-type="float" office:value="35140.788" calcext:value-type="float">
            <text:p>35140,78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5]-[.D15]" office:value-type="float" office:value="-43784.699982" calcext:value-type="float">
            <text:p>-43784,699982</text:p>
          </table:table-cell>
          <table:table-cell table:style-name="ce16" table:formula="of:=[.E15]^2" office:value-type="float" office:value="1917099952.51375" calcext:value-type="float">
            <text:p>1917099952,51375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3" calcext:value-type="float">
            <text:p>13</text:p>
          </table:table-cell>
          <table:table-cell table:style-name="ce7" office:value-type="float" office:value="63961.228" calcext:value-type="float">
            <text:p>63961,22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6]-[.D16]" office:value-type="float" office:value="-14964.259982" calcext:value-type="float">
            <text:p>-14964,259982</text:p>
          </table:table-cell>
          <table:table-cell table:style-name="ce16" table:formula="of:=[.E16]^2" office:value-type="float" office:value="223929076.808887" calcext:value-type="float">
            <text:p>223929076,80888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4" calcext:value-type="float">
            <text:p>14</text:p>
          </table:table-cell>
          <table:table-cell table:style-name="ce7" office:value-type="float" office:value="52380.02" calcext:value-type="float">
            <text:p>52380,0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7]-[.D17]" office:value-type="float" office:value="-26545.467982" calcext:value-type="float">
            <text:p>-26545,467982</text:p>
          </table:table-cell>
          <table:table-cell table:style-name="ce16" table:formula="of:=[.E17]^2" office:value-type="float" office:value="704661870.383388" calcext:value-type="float">
            <text:p>704661870,38338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5" calcext:value-type="float">
            <text:p>15</text:p>
          </table:table-cell>
          <table:table-cell table:style-name="ce7" office:value-type="float" office:value="35009.507" calcext:value-type="float">
            <text:p>35009,507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8]-[.D18]" office:value-type="float" office:value="-43915.980982" calcext:value-type="float">
            <text:p>-43915,980982</text:p>
          </table:table-cell>
          <table:table-cell table:style-name="ce16" table:formula="of:=[.E18]^2" office:value-type="float" office:value="1928613385.61139" calcext:value-type="float">
            <text:p>1928613385,6113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6" calcext:value-type="float">
            <text:p>16</text:p>
          </table:table-cell>
          <table:table-cell table:style-name="ce7" office:value-type="float" office:value="363693.825" calcext:value-type="float">
            <text:p>363693,825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9]-[.D19]" office:value-type="float" office:value="284768.337018" calcext:value-type="float">
            <text:p>284768,337018</text:p>
          </table:table-cell>
          <table:table-cell table:style-name="ce16" table:formula="of:=[.E19]^2" office:value-type="float" office:value="81093005767.9972" calcext:value-type="float">
            <text:p>81093005767,997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7" calcext:value-type="float">
            <text:p>17</text:p>
          </table:table-cell>
          <table:table-cell table:style-name="ce7" office:value-type="float" office:value="90876.853" calcext:value-type="float">
            <text:p>90876,85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0]-[.D20]" office:value-type="float" office:value="11951.365018" calcext:value-type="float">
            <text:p>11951,365018</text:p>
          </table:table-cell>
          <table:table-cell table:style-name="ce16" table:formula="of:=[.E20]^2" office:value-type="float" office:value="142835125.793474" calcext:value-type="float">
            <text:p>142835125,793474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8" calcext:value-type="float">
            <text:p>18</text:p>
          </table:table-cell>
          <table:table-cell table:style-name="ce7" office:value-type="float" office:value="54694.55" calcext:value-type="float">
            <text:p>54694,55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1]-[.D21]" office:value-type="float" office:value="-24230.937982" calcext:value-type="float">
            <text:p>-24230,937982</text:p>
          </table:table-cell>
          <table:table-cell table:style-name="ce16" table:formula="of:=[.E21]^2" office:value-type="float" office:value="587138355.487531" calcext:value-type="float">
            <text:p>587138355,48753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9" calcext:value-type="float">
            <text:p>19</text:p>
          </table:table-cell>
          <table:table-cell table:style-name="ce7" office:value-type="float" office:value="37630.626" calcext:value-type="float">
            <text:p>37630,62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2]-[.D22]" office:value-type="float" office:value="-41294.861982" calcext:value-type="float">
            <text:p>-41294,861982</text:p>
          </table:table-cell>
          <table:table-cell table:style-name="ce16" table:formula="of:=[.E22]^2" office:value-type="float" office:value="1705265626.11243" calcext:value-type="float">
            <text:p>1705265626,1124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7" office:value-type="float" office:value="115442.482" calcext:value-type="float">
            <text:p>115442,48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3]-[.D23]" office:value-type="float" office:value="36516.994018" calcext:value-type="float">
            <text:p>36516,994018</text:p>
          </table:table-cell>
          <table:table-cell table:style-name="ce16" table:formula="of:=[.E23]^2" office:value-type="float" office:value="1333490852.11065" calcext:value-type="float">
            <text:p>1333490852,11065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1" calcext:value-type="float">
            <text:p>21</text:p>
          </table:table-cell>
          <table:table-cell table:style-name="ce7" office:value-type="float" office:value="141929.208" calcext:value-type="float">
            <text:p>141929,20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4]-[.D24]" office:value-type="float" office:value="63003.720018" calcext:value-type="float">
            <text:p>63003,720018</text:p>
          </table:table-cell>
          <table:table-cell table:style-name="ce16" table:formula="of:=[.E24]^2" office:value-type="float" office:value="3969468736.10653" calcext:value-type="float">
            <text:p>3969468736,1065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2" calcext:value-type="float">
            <text:p>22</text:p>
          </table:table-cell>
          <table:table-cell table:style-name="ce7" office:value-type="float" office:value="82593.683" calcext:value-type="float">
            <text:p>82593,68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5]-[.D25]" office:value-type="float" office:value="3668.19501799998" calcext:value-type="float">
            <text:p>3668,19501799998</text:p>
          </table:table-cell>
          <table:table-cell table:style-name="ce16" table:formula="of:=[.E25]^2" office:value-type="float" office:value="13455654.6900799" calcext:value-type="float">
            <text:p>13455654,690079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3" calcext:value-type="float">
            <text:p>23</text:p>
          </table:table-cell>
          <table:table-cell table:style-name="ce7" office:value-type="float" office:value="64666.51537" calcext:value-type="float">
            <text:p>64666,51537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6]-[.D26]" office:value-type="float" office:value="-14258.972612" calcext:value-type="float">
            <text:p>-14258,972612</text:p>
          </table:table-cell>
          <table:table-cell table:style-name="ce16" table:formula="of:=[.E26]^2" office:value-type="float" office:value="203318299.949767" calcext:value-type="float">
            <text:p>203318299,94976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4" calcext:value-type="float">
            <text:p>24</text:p>
          </table:table-cell>
          <table:table-cell table:style-name="ce7" office:value-type="float" office:value="25008.29" calcext:value-type="float">
            <text:p>25008,2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7]-[.D27]" office:value-type="float" office:value="-53917.197982" calcext:value-type="float">
            <text:p>-53917,197982</text:p>
          </table:table-cell>
          <table:table-cell table:style-name="ce16" table:formula="of:=[.E27]^2" office:value-type="float" office:value="2907064238.23019" calcext:value-type="float">
            <text:p>2907064238,2301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5" calcext:value-type="float">
            <text:p>25</text:p>
          </table:table-cell>
          <table:table-cell table:style-name="ce7" office:value-type="float" office:value="24619.46" calcext:value-type="float">
            <text:p>24619,4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8]-[.D28]" office:value-type="float" office:value="-54306.027982" calcext:value-type="float">
            <text:p>-54306,027982</text:p>
          </table:table-cell>
          <table:table-cell table:style-name="ce16" table:formula="of:=[.E28]^2" office:value-type="float" office:value="2949144675.18177" calcext:value-type="float">
            <text:p>2949144675,1817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6" calcext:value-type="float">
            <text:p>26</text:p>
          </table:table-cell>
          <table:table-cell table:style-name="ce7" office:value-type="float" office:value="110874.123" calcext:value-type="float">
            <text:p>110874,12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9]-[.D29]" office:value-type="float" office:value="31948.635018" calcext:value-type="float">
            <text:p>31948,635018</text:p>
          </table:table-cell>
          <table:table-cell table:style-name="ce16" table:formula="of:=[.E29]^2" office:value-type="float" office:value="1020715279.51338" calcext:value-type="float">
            <text:p>1020715279,5133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7" calcext:value-type="float">
            <text:p>27</text:p>
          </table:table-cell>
          <table:table-cell table:style-name="ce7" office:value-type="float" office:value="68991.302" calcext:value-type="float">
            <text:p>68991,30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0]-[.D30]" office:value-type="float" office:value="-9934.18598200002" calcext:value-type="float">
            <text:p>-9934,18598200002</text:p>
          </table:table-cell>
          <table:table-cell table:style-name="ce16" table:formula="of:=[.E30]^2" office:value-type="float" office:value="98688051.1249658" calcext:value-type="float">
            <text:p>98688051,124965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8" calcext:value-type="float">
            <text:p>28</text:p>
          </table:table-cell>
          <table:table-cell table:style-name="ce7" office:value-type="float" office:value="68633.287" calcext:value-type="float">
            <text:p>68633,287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1]-[.D31]" office:value-type="float" office:value="-10292.200982" calcext:value-type="float">
            <text:p>-10292,200982</text:p>
          </table:table-cell>
          <table:table-cell table:style-name="ce16" table:formula="of:=[.E31]^2" office:value-type="float" office:value="105929401.053882" calcext:value-type="float">
            <text:p>105929401,05388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9" calcext:value-type="float">
            <text:p>29</text:p>
          </table:table-cell>
          <table:table-cell table:style-name="ce7" office:value-type="float" office:value="35697.619" calcext:value-type="float">
            <text:p>35697,61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2]-[.D32]" office:value-type="float" office:value="-43227.868982" calcext:value-type="float">
            <text:p>-43227,868982</text:p>
          </table:table-cell>
          <table:table-cell table:style-name="ce16" table:formula="of:=[.E32]^2" office:value-type="float" office:value="1868648656.72496" calcext:value-type="float">
            <text:p>1868648656,72496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0" calcext:value-type="float">
            <text:p>30</text:p>
          </table:table-cell>
          <table:table-cell table:style-name="ce7" office:value-type="float" office:value="64628.162" calcext:value-type="float">
            <text:p>64628,16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3]-[.D33]" office:value-type="float" office:value="-14297.325982" calcext:value-type="float">
            <text:p>-14297,325982</text:p>
          </table:table-cell>
          <table:table-cell table:style-name="ce16" table:formula="of:=[.E33]^2" office:value-type="float" office:value="204413530.235573" calcext:value-type="float">
            <text:p>204413530,23557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1" calcext:value-type="float">
            <text:p>31</text:p>
          </table:table-cell>
          <table:table-cell table:style-name="ce7" office:value-type="float" office:value="35744.549" calcext:value-type="float">
            <text:p>35744,54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4]-[.D34]" office:value-type="float" office:value="-43180.938982" calcext:value-type="float">
            <text:p>-43180,938982</text:p>
          </table:table-cell>
          <table:table-cell table:style-name="ce16" table:formula="of:=[.E34]^2" office:value-type="float" office:value="1864593491.36721" calcext:value-type="float">
            <text:p>1864593491,3672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2" calcext:value-type="float">
            <text:p>32</text:p>
          </table:table-cell>
          <table:table-cell table:style-name="ce7" office:value-type="float" office:value="23155.389" calcext:value-type="float">
            <text:p>23155,38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5]-[.D35]" office:value-type="float" office:value="-55770.098982" calcext:value-type="float">
            <text:p>-55770,098982</text:p>
          </table:table-cell>
          <table:table-cell table:style-name="ce16" table:formula="of:=[.E35]^2" office:value-type="float" office:value="3110303940.46208" calcext:value-type="float">
            <text:p>3110303940,4620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3" calcext:value-type="float">
            <text:p>33</text:p>
          </table:table-cell>
          <table:table-cell table:style-name="ce7" office:value-type="float" office:value="17678.182" calcext:value-type="float">
            <text:p>17678,18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6]-[.D36]" office:value-type="float" office:value="-61247.305982" calcext:value-type="float">
            <text:p>-61247,305982</text:p>
          </table:table-cell>
          <table:table-cell table:style-name="ce16" table:formula="of:=[.E36]^2" office:value-type="float" office:value="3751232490.05274" calcext:value-type="float">
            <text:p>3751232490,05274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4" calcext:value-type="float">
            <text:p>34</text:p>
          </table:table-cell>
          <table:table-cell table:style-name="ce7" office:value-type="float" office:value="59498.554" calcext:value-type="float">
            <text:p>59498,554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7]-[.D37]" office:value-type="float" office:value="-19426.933982" calcext:value-type="float">
            <text:p>-19426,933982</text:p>
          </table:table-cell>
          <table:table-cell table:style-name="ce16" table:formula="of:=[.E37]^2" office:value-type="float" office:value="377405763.940987" calcext:value-type="float">
            <text:p>377405763,94098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5" calcext:value-type="float">
            <text:p>35</text:p>
          </table:table-cell>
          <table:table-cell table:style-name="ce7" office:value-type="float" office:value="47485.196" calcext:value-type="float">
            <text:p>47485,19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8]-[.D38]" office:value-type="float" office:value="-31440.291982" calcext:value-type="float">
            <text:p>-31440,291982</text:p>
          </table:table-cell>
          <table:table-cell table:style-name="ce16" table:formula="of:=[.E38]^2" office:value-type="float" office:value="988491959.913415" calcext:value-type="float">
            <text:p>988491959,91341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23" office:value-type="string" calcext:value-type="string">
            <text:p>SOMA</text:p>
          </table:table-cell>
          <table:table-cell table:style-name="ce23" table:formula="of:=SUM([.E4:.E38])" office:value-type="float" office:value="-0.000000000756699591875076" calcext:value-type="float">
            <text:p>-7,56699591875076E-10</text:p>
          </table:table-cell>
          <table:table-cell table:style-name="ce23" table:formula="of:=SUM([.F4:.F38])" office:value-type="float" office:value="247224732923.136" calcext:value-type="float">
            <text:p>247224732923,13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3" office:value-type="string" calcext:value-type="string">
            <text:p>MÉDIA (QUAD.)</text:p>
          </table:table-cell>
          <table:table-cell table:style-name="ce16" table:formula="of:=AVERAGE([.F4:.F38])" office:value-type="float" office:value="7063563797.80388" calcext:value-type="float">
            <text:p>7063563797,80388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3" office:value-type="string" calcext:value-type="string">
            <text:p>RAIZ(MÉDIA QUAD)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4"/>
          <table:table-cell table:style-name="ce23" office:value-type="string" calcext:value-type="string">
            <text:p>SOMA</text:p>
          </table:table-cell>
          <table:table-cell table:style-name="ce16" table:formula="of:=SUM([.F4:.F38])" office:value-type="float" office:value="247224732923.136" calcext:value-type="float">
            <text:p>247224732923,13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3" office:value-type="string" calcext:value-type="string">
            <text:p>N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RAIZ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MÉDIAQUAD</text:p>
          </table:table-cell>
          <table:table-cell table:style-name="ce16" table:formula="of:=[.F43]/[.F44]" office:value-type="float" office:value="7063563797.80388" calcext:value-type="float">
            <text:p>7063563797,80388</text:p>
          </table:table-cell>
          <table:table-cell table:style-name="ce16" table:formula="of:=SQRT([.F45])" office:value-type="float" office:value="84045.0105467533" calcext:value-type="float">
            <text:p>84045,010546753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MÉDIAQUAD(AM)</text:p>
          </table:table-cell>
          <table:table-cell table:style-name="ce16" table:formula="of:=[.F43]/34" office:value-type="float" office:value="7271315674.20987" calcext:value-type="float">
            <text:p>7271315674,20987</text:p>
          </table:table-cell>
          <table:table-cell table:style-name="ce16" table:formula="of:=SQRT([.F46])" office:value-type="float" office:value="85272.0099106962" calcext:value-type="float">
            <text:p>85272,0099106962</text:p>
          </table:table-cell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ção raw" table:style-name="ta5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Microrregiões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nergia Elétrica\Consumo\Residencial\2008 (MWh)</text:p>
          </table:table-cell>
          <table:table-cell office:value-type="string" calcext:value-type="string">
            <text:p>Energia Elétrica\Consumo\Comercial\2008 (MWh)</text:p>
          </table:table-cell>
          <table:table-cell office:value-type="string" calcext:value-type="string">
            <text:p>Energia Elétrica\Consumo\Industrial\2008 (MWh)</text:p>
          </table:table-cell>
          <table:table-cell office:value-type="string" calcext:value-type="string">
            <text:p>Energia Elétrica\Consumo\Rural\2008 (MWh)</text:p>
          </table:table-cell>
        </table:table-row>
        <table:table-row table:style-name="ro3">
          <table:table-cell office:value-type="string" calcext:value-type="string">
            <text:p>Cachoeira do Sul</text:p>
          </table:table-cell>
          <table:table-cell office:value-type="float" office:value="430422" calcext:value-type="float">
            <text:p>430422</text:p>
          </table:table-cell>
          <table:table-cell office:value-type="float" office:value="68175.218" calcext:value-type="float">
            <text:p>68175,218</text:p>
          </table:table-cell>
          <table:table-cell office:value-type="float" office:value="30125.553" calcext:value-type="float">
            <text:p>30125,553</text:p>
          </table:table-cell>
          <table:table-cell office:value-type="float" office:value="54239.466" calcext:value-type="float">
            <text:p>54239,466</text:p>
          </table:table-cell>
          <table:table-cell office:value-type="float" office:value="64345.271" calcext:value-type="float">
            <text:p>64345,271</text:p>
          </table:table-cell>
        </table:table-row>
        <table:table-row table:style-name="ro3">
          <table:table-cell office:value-type="string" calcext:value-type="string">
            <text:p>Camaquã</text:p>
          </table:table-cell>
          <table:table-cell office:value-type="float" office:value="430528" calcext:value-type="float">
            <text:p>430528</text:p>
          </table:table-cell>
          <table:table-cell office:value-type="float" office:value="50731.833" calcext:value-type="float">
            <text:p>50731,833</text:p>
          </table:table-cell>
          <table:table-cell office:value-type="float" office:value="24399.142" calcext:value-type="float">
            <text:p>24399,142</text:p>
          </table:table-cell>
          <table:table-cell office:value-type="float" office:value="94483.029" calcext:value-type="float">
            <text:p>94483,029</text:p>
          </table:table-cell>
          <table:table-cell office:value-type="float" office:value="53146.788" calcext:value-type="float">
            <text:p>53146,788</text:p>
          </table:table-cell>
        </table:table-row>
        <table:table-row table:style-name="ro3">
          <table:table-cell office:value-type="string" calcext:value-type="string">
            <text:p>Campanha Central</text:p>
          </table:table-cell>
          <table:table-cell office:value-type="float" office:value="430630" calcext:value-type="float">
            <text:p>430630</text:p>
          </table:table-cell>
          <table:table-cell office:value-type="float" office:value="94299.542" calcext:value-type="float">
            <text:p>94299,542</text:p>
          </table:table-cell>
          <table:table-cell office:value-type="float" office:value="39596.165" calcext:value-type="float">
            <text:p>39596,165</text:p>
          </table:table-cell>
          <table:table-cell office:value-type="float" office:value="20583.831" calcext:value-type="float">
            <text:p>20583,831</text:p>
          </table:table-cell>
          <table:table-cell office:value-type="float" office:value="25637.431" calcext:value-type="float">
            <text:p>25637,431</text:p>
          </table:table-cell>
        </table:table-row>
        <table:table-row table:style-name="ro3">
          <table:table-cell office:value-type="string" calcext:value-type="string">
            <text:p>Campanha Meridional</text:p>
          </table:table-cell>
          <table:table-cell office:value-type="float" office:value="430631" calcext:value-type="float">
            <text:p>430631</text:p>
          </table:table-cell>
          <table:table-cell office:value-type="float" office:value="86051.602" calcext:value-type="float">
            <text:p>86051,602</text:p>
          </table:table-cell>
          <table:table-cell office:value-type="float" office:value="32574.489" calcext:value-type="float">
            <text:p>32574,489</text:p>
          </table:table-cell>
          <table:table-cell office:value-type="float" office:value="54639.389" calcext:value-type="float">
            <text:p>54639,389</text:p>
          </table:table-cell>
          <table:table-cell office:value-type="float" office:value="43382.637" calcext:value-type="float">
            <text:p>43382,637</text:p>
          </table:table-cell>
        </table:table-row>
        <table:table-row table:style-name="ro3">
          <table:table-cell office:value-type="string" calcext:value-type="string">
            <text:p>Campanha Ocidental</text:p>
          </table:table-cell>
          <table:table-cell office:value-type="float" office:value="430629" calcext:value-type="float">
            <text:p>430629</text:p>
          </table:table-cell>
          <table:table-cell office:value-type="float" office:value="197889.693" calcext:value-type="float">
            <text:p>197889,693</text:p>
          </table:table-cell>
          <table:table-cell office:value-type="float" office:value="79255.706" calcext:value-type="float">
            <text:p>79255,706</text:p>
          </table:table-cell>
          <table:table-cell office:value-type="float" office:value="123629.052" calcext:value-type="float">
            <text:p>123629,052</text:p>
          </table:table-cell>
          <table:table-cell office:value-type="float" office:value="446513.284" calcext:value-type="float">
            <text:p>446513,284</text:p>
          </table:table-cell>
        </table:table-row>
        <table:table-row table:style-name="ro3">
          <table:table-cell office:value-type="string" calcext:value-type="string">
            <text:p>Carazinho</text:p>
          </table:table-cell>
          <table:table-cell office:value-type="float" office:value="430109" calcext:value-type="float">
            <text:p>430109</text:p>
          </table:table-cell>
          <table:table-cell office:value-type="float" office:value="28528.14" calcext:value-type="float">
            <text:p>28528,14</text:p>
          </table:table-cell>
          <table:table-cell office:value-type="float" office:value="15774.647" calcext:value-type="float">
            <text:p>15774,647</text:p>
          </table:table-cell>
          <table:table-cell office:value-type="float" office:value="22898.558" calcext:value-type="float">
            <text:p>22898,558</text:p>
          </table:table-cell>
          <table:table-cell office:value-type="float" office:value="33505.323" calcext:value-type="float">
            <text:p>33505,323</text:p>
          </table:table-cell>
        </table:table-row>
        <table:table-row table:style-name="ro3">
          <table:table-cell office:value-type="string" calcext:value-type="string">
            <text:p>Caxias do Sul</text:p>
          </table:table-cell>
          <table:table-cell office:value-type="float" office:value="430216" calcext:value-type="float">
            <text:p>430216</text:p>
          </table:table-cell>
          <table:table-cell office:value-type="float" office:value="464452.718" calcext:value-type="float">
            <text:p>464452,718</text:p>
          </table:table-cell>
          <table:table-cell office:value-type="float" office:value="311796.905" calcext:value-type="float">
            <text:p>311796,905</text:p>
          </table:table-cell>
          <table:table-cell office:value-type="float" office:value="1536216.771" calcext:value-type="float">
            <text:p>1536216,771</text:p>
          </table:table-cell>
          <table:table-cell office:value-type="float" office:value="115747.603" calcext:value-type="float">
            <text:p>115747,603</text:p>
          </table:table-cell>
        </table:table-row>
        <table:table-row table:style-name="ro3">
          <table:table-cell office:value-type="string" calcext:value-type="string">
            <text:p>Cerro Largo</text:p>
          </table:table-cell>
          <table:table-cell office:value-type="float" office:value="430106" calcext:value-type="float">
            <text:p>430106</text:p>
          </table:table-cell>
          <table:table-cell office:value-type="float" office:value="18091.232" calcext:value-type="float">
            <text:p>18091,232</text:p>
          </table:table-cell>
          <table:table-cell office:value-type="float" office:value="9518.502" calcext:value-type="float">
            <text:p>9518,502</text:p>
          </table:table-cell>
          <table:table-cell office:value-type="float" office:value="9974.945" calcext:value-type="float">
            <text:p>9974,945</text:p>
          </table:table-cell>
          <table:table-cell office:value-type="float" office:value="42588.283" calcext:value-type="float">
            <text:p>42588,283</text:p>
          </table:table-cell>
        </table:table-row>
        <table:table-row table:style-name="ro3">
          <table:table-cell office:value-type="string" calcext:value-type="string">
            <text:p>Cruz Alta</text:p>
          </table:table-cell>
          <table:table-cell office:value-type="float" office:value="430111" calcext:value-type="float">
            <text:p>430111</text:p>
          </table:table-cell>
          <table:table-cell office:value-type="float" office:value="65900.715" calcext:value-type="float">
            <text:p>65900,715</text:p>
          </table:table-cell>
          <table:table-cell office:value-type="float" office:value="36863.958" calcext:value-type="float">
            <text:p>36863,958</text:p>
          </table:table-cell>
          <table:table-cell office:value-type="float" office:value="22813.189" calcext:value-type="float">
            <text:p>22813,189</text:p>
          </table:table-cell>
          <table:table-cell office:value-type="float" office:value="77092.002" calcext:value-type="float">
            <text:p>77092,002</text:p>
          </table:table-cell>
        </table:table-row>
        <table:table-row table:style-name="ro3">
          <table:table-cell office:value-type="string" calcext:value-type="string">
            <text:p>Erechim</text:p>
          </table:table-cell>
          <table:table-cell office:value-type="float" office:value="430104" calcext:value-type="float">
            <text:p>430104</text:p>
          </table:table-cell>
          <table:table-cell office:value-type="float" office:value="90495.4" calcext:value-type="float">
            <text:p>90495,4</text:p>
          </table:table-cell>
          <table:table-cell office:value-type="float" office:value="51823.693" calcext:value-type="float">
            <text:p>51823,693</text:p>
          </table:table-cell>
          <table:table-cell office:value-type="float" office:value="142348.327" calcext:value-type="float">
            <text:p>142348,327</text:p>
          </table:table-cell>
          <table:table-cell office:value-type="float" office:value="61816.657" calcext:value-type="float">
            <text:p>61816,657</text:p>
          </table:table-cell>
        </table:table-row>
        <table:table-row table:style-name="ro3">
          <table:table-cell office:value-type="string" calcext:value-type="string">
            <text:p>Frederico Westphalen</text:p>
          </table:table-cell>
          <table:table-cell office:value-type="float" office:value="430103" calcext:value-type="float">
            <text:p>430103</text:p>
          </table:table-cell>
          <table:table-cell office:value-type="float" office:value="45347.732" calcext:value-type="float">
            <text:p>45347,732</text:p>
          </table:table-cell>
          <table:table-cell office:value-type="float" office:value="25068.196" calcext:value-type="float">
            <text:p>25068,196</text:p>
          </table:table-cell>
          <table:table-cell office:value-type="float" office:value="26923.762" calcext:value-type="float">
            <text:p>26923,762</text:p>
          </table:table-cell>
          <table:table-cell office:value-type="float" office:value="86104.488" calcext:value-type="float">
            <text:p>86104,488</text:p>
          </table:table-cell>
        </table:table-row>
        <table:table-row table:style-name="ro3">
          <table:table-cell office:value-type="string" calcext:value-type="string">
            <text:p>Gramado-Canela</text:p>
          </table:table-cell>
          <table:table-cell office:value-type="float" office:value="430524" calcext:value-type="float">
            <text:p>430524</text:p>
          </table:table-cell>
          <table:table-cell office:value-type="float" office:value="185300.75" calcext:value-type="float">
            <text:p>185300,75</text:p>
          </table:table-cell>
          <table:table-cell office:value-type="float" office:value="106609.699" calcext:value-type="float">
            <text:p>106609,699</text:p>
          </table:table-cell>
          <table:table-cell office:value-type="float" office:value="258326.389" calcext:value-type="float">
            <text:p>258326,389</text:p>
          </table:table-cell>
          <table:table-cell office:value-type="float" office:value="33465.894" calcext:value-type="float">
            <text:p>33465,894</text:p>
          </table:table-cell>
        </table:table-row>
        <table:table-row table:style-name="ro3">
          <table:table-cell office:value-type="string" calcext:value-type="string">
            <text:p>Guaporé</text:p>
          </table:table-cell>
          <table:table-cell office:value-type="float" office:value="430214" calcext:value-type="float">
            <text:p>430214</text:p>
          </table:table-cell>
          <table:table-cell office:value-type="float" office:value="51163.756" calcext:value-type="float">
            <text:p>51163,756</text:p>
          </table:table-cell>
          <table:table-cell office:value-type="float" office:value="26830.734" calcext:value-type="float">
            <text:p>26830,734</text:p>
          </table:table-cell>
          <table:table-cell office:value-type="float" office:value="223950.957" calcext:value-type="float">
            <text:p>223950,957</text:p>
          </table:table-cell>
          <table:table-cell office:value-type="float" office:value="66088.363" calcext:value-type="float">
            <text:p>66088,363</text:p>
          </table:table-cell>
        </table:table-row>
        <table:table-row table:style-name="ro3">
          <table:table-cell office:value-type="string" calcext:value-type="string">
            <text:p>Ijuí</text:p>
          </table:table-cell>
          <table:table-cell office:value-type="float" office:value="430108" calcext:value-type="float">
            <text:p>430108</text:p>
          </table:table-cell>
          <table:table-cell office:value-type="float" office:value="16503.305" calcext:value-type="float">
            <text:p>16503,305</text:p>
          </table:table-cell>
          <table:table-cell office:value-type="float" office:value="9315.374" calcext:value-type="float">
            <text:p>9315,374</text:p>
          </table:table-cell>
          <table:table-cell office:value-type="float" office:value="3172.394" calcext:value-type="float">
            <text:p>3172,394</text:p>
          </table:table-cell>
          <table:table-cell office:value-type="float" office:value="47746.058" calcext:value-type="float">
            <text:p>47746,058</text:p>
          </table:table-cell>
        </table:table-row>
        <table:table-row table:style-name="ro3">
          <table:table-cell office:value-type="string" calcext:value-type="string">
            <text:p>Jaguarão</text:p>
          </table:table-cell>
          <table:table-cell office:value-type="float" office:value="430734" calcext:value-type="float">
            <text:p>430734</text:p>
          </table:table-cell>
          <table:table-cell office:value-type="float" office:value="24635.436" calcext:value-type="float">
            <text:p>24635,436</text:p>
          </table:table-cell>
          <table:table-cell office:value-type="float" office:value="9042.766" calcext:value-type="float">
            <text:p>9042,766</text:p>
          </table:table-cell>
          <table:table-cell office:value-type="float" office:value="4999.346" calcext:value-type="float">
            <text:p>4999,346</text:p>
          </table:table-cell>
          <table:table-cell office:value-type="float" office:value="43109.532" calcext:value-type="float">
            <text:p>43109,532</text:p>
          </table:table-cell>
        </table:table-row>
        <table:table-row table:style-name="ro3">
          <table:table-cell office:value-type="string" calcext:value-type="string">
            <text:p>Lajeado-Estrela</text:p>
          </table:table-cell>
          <table:table-cell office:value-type="float" office:value="430421" calcext:value-type="float">
            <text:p>430421</text:p>
          </table:table-cell>
          <table:table-cell office:value-type="float" office:value="121184.344" calcext:value-type="float">
            <text:p>121184,344</text:p>
          </table:table-cell>
          <table:table-cell office:value-type="float" office:value="73381.89" calcext:value-type="float">
            <text:p>73381,89</text:p>
          </table:table-cell>
          <table:table-cell office:value-type="float" office:value="298336" calcext:value-type="float">
            <text:p>298336</text:p>
          </table:table-cell>
          <table:table-cell office:value-type="float" office:value="358255.208" calcext:value-type="float">
            <text:p>358255,208</text:p>
          </table:table-cell>
        </table:table-row>
        <table:table-row table:style-name="ro3">
          <table:table-cell office:value-type="string" calcext:value-type="string">
            <text:p>Litoral Lagunar</text:p>
          </table:table-cell>
          <table:table-cell office:value-type="float" office:value="430735" calcext:value-type="float">
            <text:p>430735</text:p>
          </table:table-cell>
          <table:table-cell office:value-type="float" office:value="150276.566" calcext:value-type="float">
            <text:p>150276,566</text:p>
          </table:table-cell>
          <table:table-cell office:value-type="float" office:value="97489.47" calcext:value-type="float">
            <text:p>97489,47</text:p>
          </table:table-cell>
          <table:table-cell office:value-type="float" office:value="112944.981" calcext:value-type="float">
            <text:p>112944,981</text:p>
          </table:table-cell>
          <table:table-cell office:value-type="float" office:value="110035.761" calcext:value-type="float">
            <text:p>110035,761</text:p>
          </table:table-cell>
        </table:table-row>
        <table:table-row table:style-name="ro3">
          <table:table-cell office:value-type="string" calcext:value-type="string">
            <text:p>Montenegro</text:p>
          </table:table-cell>
          <table:table-cell office:value-type="float" office:value="430523" calcext:value-type="float">
            <text:p>430523</text:p>
          </table:table-cell>
          <table:table-cell office:value-type="float" office:value="104313.397" calcext:value-type="float">
            <text:p>104313,397</text:p>
          </table:table-cell>
          <table:table-cell office:value-type="float" office:value="48931.854" calcext:value-type="float">
            <text:p>48931,854</text:p>
          </table:table-cell>
          <table:table-cell office:value-type="float" office:value="246897.173" calcext:value-type="float">
            <text:p>246897,173</text:p>
          </table:table-cell>
          <table:table-cell office:value-type="float" office:value="44534.757" calcext:value-type="float">
            <text:p>44534,757</text:p>
          </table:table-cell>
        </table:table-row>
        <table:table-row table:style-name="ro3">
          <table:table-cell office:value-type="string" calcext:value-type="string">
            <text:p>Não-Me-Toque</text:p>
          </table:table-cell>
          <table:table-cell office:value-type="float" office:value="430112" calcext:value-type="float">
            <text:p>430112</text:p>
          </table:table-cell>
          <table:table-cell office:value-type="float" office:value="15161.019" calcext:value-type="float">
            <text:p>15161,019</text:p>
          </table:table-cell>
          <table:table-cell office:value-type="float" office:value="9871.878" calcext:value-type="float">
            <text:p>9871,878</text:p>
          </table:table-cell>
          <table:table-cell office:value-type="float" office:value="21901.312" calcext:value-type="float">
            <text:p>21901,312</text:p>
          </table:table-cell>
          <table:table-cell office:value-type="float" office:value="35824.958" calcext:value-type="float">
            <text:p>35824,958</text:p>
          </table:table-cell>
        </table:table-row>
        <table:table-row table:style-name="ro3">
          <table:table-cell office:value-type="string" calcext:value-type="string">
            <text:p>Osório</text:p>
          </table:table-cell>
          <table:table-cell office:value-type="float" office:value="430527" calcext:value-type="float">
            <text:p>430527</text:p>
          </table:table-cell>
          <table:table-cell office:value-type="float" office:value="287688.61015" calcext:value-type="float">
            <text:p>287688,61015</text:p>
          </table:table-cell>
          <table:table-cell office:value-type="float" office:value="115097.0673" calcext:value-type="float">
            <text:p>115097,0673</text:p>
          </table:table-cell>
          <table:table-cell office:value-type="float" office:value="74021.645" calcext:value-type="float">
            <text:p>74021,645</text:p>
          </table:table-cell>
          <table:table-cell office:value-type="float" office:value="99805.06434" calcext:value-type="float">
            <text:p>99805,06434</text:p>
          </table:table-cell>
        </table:table-row>
        <table:table-row table:style-name="ro3">
          <table:table-cell office:value-type="string" calcext:value-type="string">
            <text:p>Passo Fundo</text:p>
          </table:table-cell>
          <table:table-cell office:value-type="float" office:value="430110" calcext:value-type="float">
            <text:p>430110</text:p>
          </table:table-cell>
          <table:table-cell office:value-type="float" office:value="156450.627" calcext:value-type="float">
            <text:p>156450,627</text:p>
          </table:table-cell>
          <table:table-cell office:value-type="float" office:value="114615.1" calcext:value-type="float">
            <text:p>114615,1</text:p>
          </table:table-cell>
          <table:table-cell office:value-type="float" office:value="234645.686" calcext:value-type="float">
            <text:p>234645,686</text:p>
          </table:table-cell>
          <table:table-cell office:value-type="float" office:value="134440.199" calcext:value-type="float">
            <text:p>134440,199</text:p>
          </table:table-cell>
        </table:table-row>
        <table:table-row table:style-name="ro3">
          <table:table-cell office:value-type="string" calcext:value-type="string">
            <text:p>Pelotas</text:p>
          </table:table-cell>
          <table:table-cell office:value-type="float" office:value="430733" calcext:value-type="float">
            <text:p>430733</text:p>
          </table:table-cell>
          <table:table-cell office:value-type="float" office:value="243255.05733" calcext:value-type="float">
            <text:p>243255,05733</text:p>
          </table:table-cell>
          <table:table-cell office:value-type="float" office:value="117276.731" calcext:value-type="float">
            <text:p>117276,731</text:p>
          </table:table-cell>
          <table:table-cell office:value-type="float" office:value="169189.575" calcext:value-type="float">
            <text:p>169189,575</text:p>
          </table:table-cell>
          <table:table-cell office:value-type="float" office:value="85004.986" calcext:value-type="float">
            <text:p>85004,986</text:p>
          </table:table-cell>
        </table:table-row>
        <table:table-row table:style-name="ro3">
          <table:table-cell office:value-type="string" calcext:value-type="string">
            <text:p>Porto Alegre</text:p>
          </table:table-cell>
          <table:table-cell office:value-type="float" office:value="430526" calcext:value-type="float">
            <text:p>430526</text:p>
          </table:table-cell>
          <table:table-cell office:value-type="float" office:value="2559010.05064" calcext:value-type="float">
            <text:p>2559010,05064</text:p>
          </table:table-cell>
          <table:table-cell office:value-type="float" office:value="1962556.08875" calcext:value-type="float">
            <text:p>1962556,08875</text:p>
          </table:table-cell>
          <table:table-cell office:value-type="float" office:value="2608608.90642" calcext:value-type="float">
            <text:p>2608608,90642</text:p>
          </table:table-cell>
          <table:table-cell office:value-type="float" office:value="66005.49037" calcext:value-type="float">
            <text:p>66005,49037</text:p>
          </table:table-cell>
        </table:table-row>
        <table:table-row table:style-name="ro3">
          <table:table-cell office:value-type="string" calcext:value-type="string">
            <text:p>Restinga Seca</text:p>
          </table:table-cell>
          <table:table-cell office:value-type="float" office:value="430319" calcext:value-type="float">
            <text:p>430319</text:p>
          </table:table-cell>
          <table:table-cell office:value-type="float" office:value="7096.883" calcext:value-type="float">
            <text:p>7096,883</text:p>
          </table:table-cell>
          <table:table-cell office:value-type="float" office:value="3274.411" calcext:value-type="float">
            <text:p>3274,411</text:p>
          </table:table-cell>
          <table:table-cell office:value-type="float" office:value="9151.272" calcext:value-type="float">
            <text:p>9151,272</text:p>
          </table:table-cell>
          <table:table-cell office:value-type="float" office:value="24446.79" calcext:value-type="float">
            <text:p>24446,79</text:p>
          </table:table-cell>
        </table:table-row>
        <table:table-row table:style-name="ro3">
          <table:table-cell office:value-type="string" calcext:value-type="string">
            <text:p>Sananduva</text:p>
          </table:table-cell>
          <table:table-cell office:value-type="float" office:value="430105" calcext:value-type="float">
            <text:p>430105</text:p>
          </table:table-cell>
          <table:table-cell office:value-type="float" office:value="17204.52" calcext:value-type="float">
            <text:p>17204,52</text:p>
          </table:table-cell>
          <table:table-cell office:value-type="float" office:value="9217.85" calcext:value-type="float">
            <text:p>9217,85</text:p>
          </table:table-cell>
          <table:table-cell office:value-type="float" office:value="10697.337" calcext:value-type="float">
            <text:p>10697,337</text:p>
          </table:table-cell>
          <table:table-cell office:value-type="float" office:value="23144.41" calcext:value-type="float">
            <text:p>23144,41</text:p>
          </table:table-cell>
        </table:table-row>
        <table:table-row table:style-name="ro3">
          <table:table-cell office:value-type="string" calcext:value-type="string">
            <text:p>Santa Cruz do Sul</text:p>
          </table:table-cell>
          <table:table-cell office:value-type="float" office:value="430420" calcext:value-type="float">
            <text:p>430420</text:p>
          </table:table-cell>
          <table:table-cell office:value-type="float" office:value="148977.291" calcext:value-type="float">
            <text:p>148977,291</text:p>
          </table:table-cell>
          <table:table-cell office:value-type="float" office:value="91775.136" calcext:value-type="float">
            <text:p>91775,136</text:p>
          </table:table-cell>
          <table:table-cell office:value-type="float" office:value="235132.715" calcext:value-type="float">
            <text:p>235132,715</text:p>
          </table:table-cell>
          <table:table-cell office:value-type="float" office:value="106679.572" calcext:value-type="float">
            <text:p>106679,572</text:p>
          </table:table-cell>
        </table:table-row>
        <table:table-row table:style-name="ro3">
          <table:table-cell office:value-type="string" calcext:value-type="string">
            <text:p>Santa Maria</text:p>
          </table:table-cell>
          <table:table-cell office:value-type="float" office:value="430318" calcext:value-type="float">
            <text:p>430318</text:p>
          </table:table-cell>
          <table:table-cell office:value-type="float" office:value="248657.897" calcext:value-type="float">
            <text:p>248657,897</text:p>
          </table:table-cell>
          <table:table-cell office:value-type="float" office:value="118582.594" calcext:value-type="float">
            <text:p>118582,594</text:p>
          </table:table-cell>
          <table:table-cell office:value-type="float" office:value="64763.7" calcext:value-type="float">
            <text:p>64763,7</text:p>
          </table:table-cell>
          <table:table-cell office:value-type="float" office:value="68143.067" calcext:value-type="float">
            <text:p>68143,067</text:p>
          </table:table-cell>
        </table:table-row>
        <table:table-row table:style-name="ro3">
          <table:table-cell office:value-type="string" calcext:value-type="string">
            <text:p>Santa Rosa</text:p>
          </table:table-cell>
          <table:table-cell office:value-type="float" office:value="430101" calcext:value-type="float">
            <text:p>430101</text:p>
          </table:table-cell>
          <table:table-cell office:value-type="float" office:value="67323.044" calcext:value-type="float">
            <text:p>67323,044</text:p>
          </table:table-cell>
          <table:table-cell office:value-type="float" office:value="40963.155" calcext:value-type="float">
            <text:p>40963,155</text:p>
          </table:table-cell>
          <table:table-cell office:value-type="float" office:value="89133.894" calcext:value-type="float">
            <text:p>89133,894</text:p>
          </table:table-cell>
          <table:table-cell office:value-type="float" office:value="67924.874" calcext:value-type="float">
            <text:p>67924,874</text:p>
          </table:table-cell>
        </table:table-row>
        <table:table-row table:style-name="ro3">
          <table:table-cell office:value-type="string" calcext:value-type="string">
            <text:p>Santiago</text:p>
          </table:table-cell>
          <table:table-cell office:value-type="float" office:value="430317" calcext:value-type="float">
            <text:p>430317</text:p>
          </table:table-cell>
          <table:table-cell office:value-type="float" office:value="47961.538" calcext:value-type="float">
            <text:p>47961,538</text:p>
          </table:table-cell>
          <table:table-cell office:value-type="float" office:value="19965.155" calcext:value-type="float">
            <text:p>19965,155</text:p>
          </table:table-cell>
          <table:table-cell office:value-type="float" office:value="10011.654" calcext:value-type="float">
            <text:p>10011,654</text:p>
          </table:table-cell>
          <table:table-cell office:value-type="float" office:value="34546.977" calcext:value-type="float">
            <text:p>34546,977</text:p>
          </table:table-cell>
        </table:table-row>
        <table:table-row table:style-name="ro3">
          <table:table-cell office:value-type="string" calcext:value-type="string">
            <text:p>Santo Ângelo</text:p>
          </table:table-cell>
          <table:table-cell office:value-type="float" office:value="430107" calcext:value-type="float">
            <text:p>430107</text:p>
          </table:table-cell>
          <table:table-cell office:value-type="float" office:value="76516.712" calcext:value-type="float">
            <text:p>76516,712</text:p>
          </table:table-cell>
          <table:table-cell office:value-type="float" office:value="40555.079" calcext:value-type="float">
            <text:p>40555,079</text:p>
          </table:table-cell>
          <table:table-cell office:value-type="float" office:value="73536.742" calcext:value-type="float">
            <text:p>73536,742</text:p>
          </table:table-cell>
          <table:table-cell office:value-type="float" office:value="59037.339" calcext:value-type="float">
            <text:p>59037,339</text:p>
          </table:table-cell>
        </table:table-row>
        <table:table-row table:style-name="ro3">
          <table:table-cell office:value-type="string" calcext:value-type="string">
            <text:p>São Jerônimo</text:p>
          </table:table-cell>
          <table:table-cell office:value-type="float" office:value="430525" calcext:value-type="float">
            <text:p>430525</text:p>
          </table:table-cell>
          <table:table-cell office:value-type="float" office:value="59130.04474" calcext:value-type="float">
            <text:p>59130,04474</text:p>
          </table:table-cell>
          <table:table-cell office:value-type="float" office:value="18381.917" calcext:value-type="float">
            <text:p>18381,917</text:p>
          </table:table-cell>
          <table:table-cell office:value-type="float" office:value="497106.074" calcext:value-type="float">
            <text:p>497106,074</text:p>
          </table:table-cell>
          <table:table-cell office:value-type="float" office:value="44627.874" calcext:value-type="float">
            <text:p>44627,874</text:p>
          </table:table-cell>
        </table:table-row>
        <table:table-row table:style-name="ro3">
          <table:table-cell office:value-type="string" calcext:value-type="string">
            <text:p>Serras de Sudeste</text:p>
          </table:table-cell>
          <table:table-cell office:value-type="float" office:value="430732" calcext:value-type="float">
            <text:p>430732</text:p>
          </table:table-cell>
          <table:table-cell office:value-type="float" office:value="41496.349" calcext:value-type="float">
            <text:p>41496,349</text:p>
          </table:table-cell>
          <table:table-cell office:value-type="float" office:value="14930.539" calcext:value-type="float">
            <text:p>14930,539</text:p>
          </table:table-cell>
          <table:table-cell office:value-type="float" office:value="141760.308" calcext:value-type="float">
            <text:p>141760,308</text:p>
          </table:table-cell>
          <table:table-cell office:value-type="float" office:value="22023.678" calcext:value-type="float">
            <text:p>22023,678</text:p>
          </table:table-cell>
        </table:table-row>
        <table:table-row table:style-name="ro3">
          <table:table-cell office:value-type="string" calcext:value-type="string">
            <text:p>Soledade</text:p>
          </table:table-cell>
          <table:table-cell office:value-type="float" office:value="430113" calcext:value-type="float">
            <text:p>430113</text:p>
          </table:table-cell>
          <table:table-cell office:value-type="float" office:value="15529.48" calcext:value-type="float">
            <text:p>15529,48</text:p>
          </table:table-cell>
          <table:table-cell office:value-type="float" office:value="8638.546" calcext:value-type="float">
            <text:p>8638,546</text:p>
          </table:table-cell>
          <table:table-cell office:value-type="float" office:value="4569.66" calcext:value-type="float">
            <text:p>4569,66</text:p>
          </table:table-cell>
          <table:table-cell office:value-type="float" office:value="16735.531" calcext:value-type="float">
            <text:p>16735,531</text:p>
          </table:table-cell>
        </table:table-row>
        <table:table-row table:style-name="ro3">
          <table:table-cell office:value-type="string" calcext:value-type="string">
            <text:p>Três Passos</text:p>
          </table:table-cell>
          <table:table-cell office:value-type="float" office:value="430102" calcext:value-type="float">
            <text:p>430102</text:p>
          </table:table-cell>
          <table:table-cell office:value-type="float" office:value="46598.447" calcext:value-type="float">
            <text:p>46598,447</text:p>
          </table:table-cell>
          <table:table-cell office:value-type="float" office:value="24813.254" calcext:value-type="float">
            <text:p>24813,254</text:p>
          </table:table-cell>
          <table:table-cell office:value-type="float" office:value="60378.836" calcext:value-type="float">
            <text:p>60378,836</text:p>
          </table:table-cell>
          <table:table-cell office:value-type="float" office:value="56780.694" calcext:value-type="float">
            <text:p>56780,694</text:p>
          </table:table-cell>
        </table:table-row>
        <table:table-row table:style-name="ro3">
          <table:table-cell office:value-type="string" calcext:value-type="string">
            <text:p>Vacaria</text:p>
          </table:table-cell>
          <table:table-cell office:value-type="float" office:value="430215" calcext:value-type="float">
            <text:p>430215</text:p>
          </table:table-cell>
          <table:table-cell office:value-type="float" office:value="67420.439" calcext:value-type="float">
            <text:p>67420,439</text:p>
          </table:table-cell>
          <table:table-cell office:value-type="float" office:value="52086.577" calcext:value-type="float">
            <text:p>52086,577</text:p>
          </table:table-cell>
          <table:table-cell office:value-type="float" office:value="57857.303" calcext:value-type="float">
            <text:p>57857,303</text:p>
          </table:table-cell>
          <table:table-cell office:value-type="float" office:value="43310.5" calcext:value-type="float">
            <text:p>43310,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Fontes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-----------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ribuidoras de Energia Elétrica do Rio Grande do Sul.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Residencial\2008 (MWh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Comercial\2008 (MWh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Industrial\2008 (MWh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Rural\2008 (MWh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 number:title="Definido pelo usuário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8:58:10.050252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DB_5f_2009" style:display-name="PageStyle_MDB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DP_5f_2009" style:display-name="PageStyle_MDP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êndice" style:display-name="PageStyle_Apênd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8T18:59:31.532984855</dc:date>
    <meta:editing-duration>PT22M15S</meta:editing-duration>
    <meta:editing-cycles>3</meta:editing-cycles>
    <meta:document-statistic meta:table-count="5" meta:cell-count="88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599cm" svg:height="6.932cm" xlink:href=".." xlink:type="simple" chart:class="chart:scatter" chart:style-name="ch1">
        <chart:legend chart:legend-position="end" svg:x="6.442cm" svg:y="2.918cm" style:legend-expansion="high" chart:style-name="ch2"/>
        <chart:plot-area chart:style-name="ch3" table:cell-range-address="Apêndice.B4:Apêndice.C38 Apêndice.D4:Apêndice.D39" svg:x="1.231cm" svg:y="0.138cm" svg:width="5.04cm" svg:height="5.626cm">
          <chartooo:coordinate-region svg:x="2.443cm" svg:y="0.337cm" svg:width="3.641cm" svg:height="4.93cm"/>
          <chart:axis chart:dimension="x" chart:name="primary-x" chart:style-name="ch4">
            <chart:title svg:x="3.541cm" svg:y="5.903cm" chart:style-name="ch5">
              <text:p>Id</text:p>
            </chart:title>
            <chart:grid chart:style-name="ch6" chart:class="major"/>
          </chart:axis>
          <chart:axis chart:dimension="y" chart:name="primary-y" chart:style-name="ch4">
            <chart:title svg:x="0.451cm" svg:y="3.174cm" chart:style-name="ch7">
              <text:p>W</text:p>
            </chart:title>
            <chart:grid chart:style-name="ch6" chart:class="major"/>
          </chart:axis>
          <chart:series chart:style-name="ch8" chart:values-cell-range-address="Apêndice.C4:Apêndice.C38" chart:class="chart:scatter">
            <chart:domain table:cell-range-address="Apêndice.B4:Apêndice.B38"/>
            <chart:data-point chart:repeated="35"/>
          </chart:series>
          <chart:series chart:style-name="ch9" chart:values-cell-range-address="Apêndice.D4:Apêndice.D39" chart:class="chart:scatte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pêndice.B4:Apêndice.B38</svg:desc>
                </draw:g>
              </table:table-cell>
              <table:table-cell office:value-type="float" office:value="65103.886">
                <text:p>65103.886</text:p>
                <draw:g>
                  <svg:desc>Apêndice.C4:Apêndice.C38</svg:desc>
                </draw:g>
              </table:table-cell>
              <table:table-cell office:value-type="float" office:value="78925.487982">
                <text:p>78925.487982</text:p>
                <draw:g>
                  <svg:desc>Apêndice.D4:Apêndice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068.538">
                <text:p>51068.53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355.83">
                <text:p>26355.8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840.784">
                <text:p>43840.784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2248.438">
                <text:p>432248.43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897.662">
                <text:p>33897.66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0497.11">
                <text:p>110497.11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7574.606">
                <text:p>47574.60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9046.232">
                <text:p>79046.23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384.731">
                <text:p>63384.731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9340.864">
                <text:p>89340.864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140.788">
                <text:p>35140.78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3961.228">
                <text:p>63961.22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380.02">
                <text:p>52380.0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009.507">
                <text:p>35009.507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63693.825">
                <text:p>363693.825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876.853">
                <text:p>90876.85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4694.55">
                <text:p>54694.55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630.626">
                <text:p>37630.62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5442.482">
                <text:p>115442.48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1929.208">
                <text:p>141929.20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593.683">
                <text:p>82593.68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4666.51537">
                <text:p>64666.51537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008.29">
                <text:p>25008.2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619.46">
                <text:p>24619.4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0874.123">
                <text:p>110874.12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8991.302">
                <text:p>68991.30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633.287">
                <text:p>68633.287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5697.619">
                <text:p>35697.61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4628.162">
                <text:p>64628.16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5744.549">
                <text:p>35744.54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155.389">
                <text:p>23155.38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678.182">
                <text:p>17678.18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9498.554">
                <text:p>59498.554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7485.196">
                <text:p>47485.19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